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1.19mm" svg:height="125.9mm" svg:x="146.2mm" svg:y="27.36mm">
            <draw:object draw:notify-on-update-of-ranges="Sheet1.A1:Sheet1.A1 Sheet1.A2:Sheet1.A501 Sheet1.G1:Sheet1.G1 Sheet1.G2:Sheet1.G501 Sheet1.A1:Sheet1.A1 Sheet1.A2:Sheet1.A501 Sheet1.N1:Sheet1.N1 Sheet1.N2:Sheet1.N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o. of Items</text:p>
          </table:table-cell>
          <table:table-cell office:value-type="string" calcext:value-type="string">
            <text:p>lockfree1</text:p>
          </table:table-cell>
          <table:table-cell office:value-type="string" calcext:value-type="string">
            <text:p>lockfree2</text:p>
          </table:table-cell>
          <table:table-cell office:value-type="string" calcext:value-type="string">
            <text:p>lockfree3</text:p>
          </table:table-cell>
          <table:table-cell office:value-type="string" calcext:value-type="string">
            <text:p>lockfree4</text:p>
          </table:table-cell>
          <table:table-cell office:value-type="string" calcext:value-type="string">
            <text:p>lockfree5</text:p>
          </table:table-cell>
          <table:table-cell office:value-type="string" calcext:value-type="string">
            <text:p>lock-free</text:p>
          </table:table-cell>
          <table:table-cell/>
          <table:table-cell office:value-type="string" calcext:value-type="string">
            <text:p>Locking1</text:p>
          </table:table-cell>
          <table:table-cell office:value-type="string" calcext:value-type="string">
            <text:p>Locking2</text:p>
          </table:table-cell>
          <table:table-cell office:value-type="string" calcext:value-type="string">
            <text:p>Locking3</text:p>
          </table:table-cell>
          <table:table-cell office:value-type="string" calcext:value-type="string">
            <text:p>Locking4</text:p>
          </table:table-cell>
          <table:table-cell office:value-type="string" calcext:value-type="string">
            <text:p>Locking5</text:p>
          </table:table-cell>
          <table:table-cell office:value-type="string" calcext:value-type="string">
            <text:p>lockin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2:.F2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I2:.M2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3:.F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I3:.M3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4:.F4])"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AVERAGE([.I4:.M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5:.F5])" office:value-type="float" office:value="0.4" calcext:value-type="float">
            <text:p>0.4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AVERAGE([.I5:.M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B6:.F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AVERAGE([.I6:.M6]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7:.F7])" office:value-type="float" office:value="1.6" calcext:value-type="float">
            <text:p>1.6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formula="of:=AVERAGE([.I7:.M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8:.F8])" office:value-type="float" office:value="1.2" calcext:value-type="float">
            <text:p>1.2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formula="of:=AVERAGE([.I8:.M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9:.F9])" office:value-type="float" office:value="1.6" calcext:value-type="float">
            <text:p>1.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I9:.M9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AVERAGE([.B10:.F10])"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I10:.M10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1:.F11])" office:value-type="float" office:value="2.6" calcext:value-type="float">
            <text:p>2.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AVERAGE([.I11:.M11]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2:.F12])"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I12:.M1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3:.F13])" office:value-type="float" office:value="2.2" calcext:value-type="float">
            <text:p>2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AVERAGE([.I13:.M13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B14:.F14])" office:value-type="float" office:value="3" calcext:value-type="float">
            <text:p>3</text:p>
          </table:table-cell>
          <table:table-cell/>
          <table:table-cell table:number-columns-repeated="5" office:value-type="float" office:value="6" calcext:value-type="float">
            <text:p>6</text:p>
          </table:table-cell>
          <table:table-cell table:formula="of:=AVERAGE([.I14:.M1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B15:.F15])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6" calcext:value-type="float">
            <text:p>6</text:p>
          </table:table-cell>
          <table:table-cell table:formula="of:=AVERAGE([.I15:.M15])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B16:.F16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I16:.M16]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B17:.F17]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AVERAGE([.I17:.M17]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B18:.F18])" office:value-type="float" office:value="3.4" calcext:value-type="float">
            <text:p>3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I18:.M18]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B19:.F19])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AVERAGE([.I19:.M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B20:.F20])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I20:.M20]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B21:.F21])" office:value-type="float" office:value="4" calcext:value-type="float">
            <text:p>4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I21:.M21]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B22:.F22])" office:value-type="float" office:value="4.2" calcext:value-type="float">
            <text:p>4.2</text:p>
          </table:table-cell>
          <table:table-cell/>
          <table:table-cell table:number-columns-repeated="5" office:value-type="float" office:value="9" calcext:value-type="float">
            <text:p>9</text:p>
          </table:table-cell>
          <table:table-cell table:formula="of:=AVERAGE([.I22:.M2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B23:.F23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AVERAGE([.I23:.M23]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B24:.F24])"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AVERAGE([.I24:.M24]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B25:.F25])" office:value-type="float" office:value="5.2" calcext:value-type="float">
            <text:p>5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VERAGE([.I25:.M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26:.F26])" office:value-type="float" office:value="5.6" calcext:value-type="float">
            <text:p>5.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formula="of:=AVERAGE([.I26:.M26])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AVERAGE([.B27:.F27])" office:value-type="float" office:value="5.8" calcext:value-type="float">
            <text:p>5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AVERAGE([.I27:.M27])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AVERAGE([.B28:.F28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AVERAGE([.I28:.M28]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AVERAGE([.B29:.F29])" office:value-type="float" office:value="6" calcext:value-type="float">
            <text:p>6</text:p>
          </table:table-cell>
          <table:table-cell/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I29:.M29])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B30:.F30])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formula="of:=AVERAGE([.I30:.M30])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B31:.F31])" office:value-type="float" office:value="6.6" calcext:value-type="float">
            <text:p>6.6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I31:.M31])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number-columns-repeated="5" office:value-type="float" office:value="7" calcext:value-type="float">
            <text:p>7</text:p>
          </table:table-cell>
          <table:table-cell table:formula="of:=AVERAGE([.B32:.F32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formula="of:=AVERAGE([.I32:.M32])"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5" office:value-type="float" office:value="7" calcext:value-type="float">
            <text:p>7</text:p>
          </table:table-cell>
          <table:table-cell table:formula="of:=AVERAGE([.B33:.F33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AVERAGE([.I33:.M33])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B34:.F34])" office:value-type="float" office:value="7.2" calcext:value-type="float">
            <text:p>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AVERAGE([.I34:.M3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AVERAGE([.B35:.F35])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AVERAGE([.I35:.M35])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36:.F36])" office:value-type="float" office:value="8.2" calcext:value-type="float">
            <text:p>8.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I36:.M36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AVERAGE([.B37:.F37])" office:value-type="float" office:value="8" calcext:value-type="float">
            <text:p>8</text:p>
          </table:table-cell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I37:.M37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AVERAGE([.B38:.F38])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table:formula="of:=AVERAGE([.I38:.M38]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number-columns-repeated="5" office:value-type="float" office:value="9" calcext:value-type="float">
            <text:p>9</text:p>
          </table:table-cell>
          <table:table-cell table:formula="of:=AVERAGE([.B39:.F39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AVERAGE([.I39:.M39])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number-columns-repeated="5" office:value-type="float" office:value="9" calcext:value-type="float">
            <text:p>9</text:p>
          </table:table-cell>
          <table:table-cell table:formula="of:=AVERAGE([.B40:.F40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8" calcext:value-type="float">
            <text:p>18</text:p>
          </table:table-cell>
          <table:table-cell table:formula="of:=AVERAGE([.I40:.M40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5" office:value-type="float" office:value="9" calcext:value-type="float">
            <text:p>9</text:p>
          </table:table-cell>
          <table:table-cell table:formula="of:=AVERAGE([.B41:.F41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formula="of:=AVERAGE([.I41:.M41])"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number-columns-repeated="5" office:value-type="float" office:value="9" calcext:value-type="float">
            <text:p>9</text:p>
          </table:table-cell>
          <table:table-cell table:formula="of:=AVERAGE([.B42:.F42])"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AVERAGE([.I42:.M42])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B43:.F43])" office:value-type="float" office:value="9.6" calcext:value-type="float">
            <text:p>9.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AVERAGE([.I43:.M43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AVERAGE([.B44:.F44])"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formula="of:=AVERAGE([.I44:.M44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AVERAGE([.B45:.F45])" office:value-type="float" office:value="11.8" calcext:value-type="float">
            <text:p>11.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table:formula="of:=AVERAGE([.I45:.M45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AVERAGE([.B46:.F46])" office:value-type="float" office:value="10.2" calcext:value-type="float">
            <text:p>10.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I46:.M46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AVERAGE([.B47:.F47])" office:value-type="float" office:value="10.4" calcext:value-type="float">
            <text:p>10.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formula="of:=AVERAGE([.I47:.M47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AVERAGE([.B48:.F48])" office:value-type="float" office:value="10.8" calcext:value-type="float">
            <text:p>10.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AVERAGE([.I48:.M48])"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5" office:value-type="float" office:value="11" calcext:value-type="float">
            <text:p>11</text:p>
          </table:table-cell>
          <table:table-cell table:formula="of:=AVERAGE([.B49:.F49])"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formula="of:=AVERAGE([.I49:.M49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number-columns-repeated="5" office:value-type="float" office:value="11" calcext:value-type="float">
            <text:p>11</text:p>
          </table:table-cell>
          <table:table-cell table:formula="of:=AVERAGE([.B50:.F50])" office:value-type="float" office:value="11" calcext:value-type="float">
            <text:p>1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AVERAGE([.I50:.M50])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B51:.F51])" office:value-type="float" office:value="11.6" calcext:value-type="float">
            <text:p>11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AVERAGE([.I51:.M51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B52:.F52])" office:value-type="float" office:value="11.8" calcext:value-type="float">
            <text:p>11.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AVERAGE([.I52:.M52])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AVERAGE([.B53:.F53])"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AVERAGE([.I53:.M53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AVERAGE([.B54:.F54])" office:value-type="float" office:value="13.8" calcext:value-type="float">
            <text:p>13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I54:.M54])"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B55:.F55])" office:value-type="float" office:value="12.4" calcext:value-type="float">
            <text:p>12.4</text:p>
          </table:table-cell>
          <table:table-cell/>
          <table:table-cell table:number-columns-repeated="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AVERAGE([.I55:.M55]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AVERAGE([.B56:.F56])" office:value-type="float" office:value="13.6" calcext:value-type="float">
            <text:p>13.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formula="of:=AVERAGE([.I56:.M56])"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5" office:value-type="float" office:value="13" calcext:value-type="float">
            <text:p>13</text:p>
          </table:table-cell>
          <table:table-cell table:formula="of:=AVERAGE([.B57:.F57])"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formula="of:=AVERAGE([.I57:.M57])"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table:number-columns-repeated="5" office:value-type="float" office:value="13" calcext:value-type="float">
            <text:p>13</text:p>
          </table:table-cell>
          <table:table-cell table:formula="of:=AVERAGE([.B58:.F58])" office:value-type="float" office:value="13" calcext:value-type="float">
            <text:p>13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AVERAGE([.I58:.M58])"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number-columns-repeated="5" office:value-type="float" office:value="13" calcext:value-type="float">
            <text:p>13</text:p>
          </table:table-cell>
          <table:table-cell table:formula="of:=AVERAGE([.B59:.F59])"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formula="of:=AVERAGE([.I59:.M59])"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AVERAGE([.B60:.F60])" office:value-type="float" office:value="15.2" calcext:value-type="float">
            <text:p>15.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formula="of:=AVERAGE([.I60:.M60])"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AVERAGE([.B61:.F61])" office:value-type="float" office:value="13.8" calcext:value-type="float">
            <text:p>13.8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AVERAGE([.I61:.M61])"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table:number-columns-repeated="5" office:value-type="float" office:value="14" calcext:value-type="float">
            <text:p>14</text:p>
          </table:table-cell>
          <table:table-cell table:formula="of:=AVERAGE([.B62:.F62])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AVERAGE([.I62:.M6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number-columns-repeated="5" office:value-type="float" office:value="14" calcext:value-type="float">
            <text:p>14</text:p>
          </table:table-cell>
          <table:table-cell table:formula="of:=AVERAGE([.B63:.F63])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AVERAGE([.I63:.M63])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AVERAGE([.B64:.F64]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AVERAGE([.I64:.M64])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AVERAGE([.B65:.F65])"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VERAGE([.I65:.M65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B66:.F66])" office:value-type="float" office:value="21.2" calcext:value-type="float">
            <text:p>21.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I66:.M66])"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B67:.F67])" office:value-type="float" office:value="15.2" calcext:value-type="float">
            <text:p>15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I67:.M67])"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AVERAGE([.B68:.F68])" office:value-type="float" office:value="15.6" calcext:value-type="float">
            <text:p>15.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AVERAGE([.I68:.M68])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69:.F69])" office:value-type="float" office:value="15.8" calcext:value-type="float">
            <text:p>15.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AVERAGE([.I69:.M69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70:.F70])" office:value-type="float" office:value="16" calcext:value-type="float">
            <text:p>1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AVERAGE([.I70:.M70])"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71:.F71])" office:value-type="float" office:value="16" calcext:value-type="float">
            <text:p>1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AVERAGE([.I71:.M71])"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72:.F72])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AVERAGE([.I72:.M72])"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B73:.F73]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AVERAGE([.I73:.M73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AVERAGE([.B74:.F74])" office:value-type="float" office:value="17" calcext:value-type="float">
            <text:p>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I74:.M74])"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AVERAGE([.B75:.F75]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VERAGE([.I75:.M75])"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76:.F76])" office:value-type="float" office:value="17.2" calcext:value-type="float">
            <text:p>17.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VERAGE([.I76:.M76])"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AVERAGE([.B77:.F77])" office:value-type="float" office:value="17.6" calcext:value-type="float">
            <text:p>17.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AVERAGE([.I77:.M77])"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table:number-columns-repeated="5" office:value-type="float" office:value="18" calcext:value-type="float">
            <text:p>18</text:p>
          </table:table-cell>
          <table:table-cell table:formula="of:=AVERAGE([.B78:.F78])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VERAGE([.I78:.M78])"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number-columns-repeated="5" office:value-type="float" office:value="18" calcext:value-type="float">
            <text:p>18</text:p>
          </table:table-cell>
          <table:table-cell table:formula="of:=AVERAGE([.B79:.F79])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AVERAGE([.I79:.M79])"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80:.F80])" office:value-type="float" office:value="18.2" calcext:value-type="float">
            <text:p>18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AVERAGE([.I80:.M80])"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AVERAGE([.B81:.F81])" office:value-type="float" office:value="18.4" calcext:value-type="float">
            <text:p>18.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 office:value-type="float" office:value="37" calcext:value-type="float">
            <text:p>37</text:p>
          </table:table-cell>
          <table:table-cell table:formula="of:=AVERAGE([.I81:.M81])"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AVERAGE([.B82:.F82])" office:value-type="float" office:value="18.8" calcext:value-type="float">
            <text:p>18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VERAGE([.I82:.M82])"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AVERAGE([.B83:.F83])" office:value-type="float" office:value="19.2" calcext:value-type="float">
            <text:p>19.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AVERAGE([.I83:.M83])"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AVERAGE([.B84:.F84])" office:value-type="float" office:value="19.2" calcext:value-type="float">
            <text:p>19.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([.I84:.M84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B85:.F85])" office:value-type="float" office:value="19.4" calcext:value-type="float">
            <text:p>19.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AVERAGE([.I85:.M85])"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AVERAGE([.B86:.F86])" office:value-type="float" office:value="20" calcext:value-type="float">
            <text:p>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AVERAGE([.I86:.M86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AVERAGE([.B87:.F87])" office:value-type="float" office:value="20.6" calcext:value-type="float">
            <text:p>20.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AVERAGE([.I87:.M87])"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AVERAGE([.B88:.F88])" office:value-type="float" office:value="20" calcext:value-type="float">
            <text:p>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AVERAGE([.I88:.M88])"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([.B89:.F89])" office:value-type="float" office:value="20.2" calcext:value-type="float">
            <text:p>20.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41" calcext:value-type="float">
            <text:p>41</text:p>
          </table:table-cell>
          <table:table-cell table:formula="of:=AVERAGE([.I89:.M89])"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B90:.F90])" office:value-type="float" office:value="20.8" calcext:value-type="float">
            <text:p>20.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I90:.M90])"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AVERAGE([.B91:.F91])" office:value-type="float" office:value="20.4" calcext:value-type="float">
            <text:p>20.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 office:value-type="float" office:value="42" calcext:value-type="float">
            <text:p>42</text:p>
          </table:table-cell>
          <table:table-cell table:formula="of:=AVERAGE([.I91:.M91])"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formula="of:=AVERAGE([.B92:.F92])" office:value-type="float" office:value="21.2" calcext:value-type="float">
            <text:p>21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AVERAGE([.I92:.M92])"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formula="of:=AVERAGE([.B93:.F93])" office:value-type="float" office:value="21.2" calcext:value-type="float">
            <text:p>21.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AVERAGE([.I93:.M9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AVERAGE([.B94:.F94])" office:value-type="float" office:value="22.2" calcext:value-type="float">
            <text:p>22.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AVERAGE([.I94:.M94])"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table:number-columns-repeated="5" office:value-type="float" office:value="22" calcext:value-type="float">
            <text:p>22</text:p>
          </table:table-cell>
          <table:table-cell table:formula="of:=AVERAGE([.B95:.F95])" office:value-type="float" office:value="22" calcext:value-type="float">
            <text:p>22</text:p>
          </table:table-cell>
          <table:table-cell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AVERAGE([.I95:.M95])"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([.B96:.F96])" office:value-type="float" office:value="22.2" calcext:value-type="float">
            <text:p>22.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AVERAGE([.I96:.M96])"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AVERAGE([.B97:.F97])" office:value-type="float" office:value="22.2" calcext:value-type="float">
            <text:p>22.2</text:p>
          </table:table-cell>
          <table:table-cell/>
          <table:table-cell table:number-columns-repeated="4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AVERAGE([.I97:.M97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formula="of:=AVERAGE([.B98:.F98])" office:value-type="float" office:value="22.8" calcext:value-type="float">
            <text:p>22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AVERAGE([.I98:.M98])"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table:number-columns-repeated="5" office:value-type="float" office:value="23" calcext:value-type="float">
            <text:p>23</text:p>
          </table:table-cell>
          <table:table-cell table:formula="of:=AVERAGE([.B99:.F99])"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AVERAGE([.I99:.M99])"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table:number-columns-repeated="5" office:value-type="float" office:value="23" calcext:value-type="float">
            <text:p>23</text:p>
          </table:table-cell>
          <table:table-cell table:formula="of:=AVERAGE([.B100:.F100])" office:value-type="float" office:value="23" calcext:value-type="float">
            <text:p>2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AVERAGE([.I100:.M100])"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AVERAGE([.B101:.F101])" office:value-type="float" office:value="23.4" calcext:value-type="float">
            <text:p>23.4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AVERAGE([.I101:.M101])"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AVERAGE([.B102:.F102])" office:value-type="float" office:value="23.6" calcext:value-type="float">
            <text:p>23.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AVERAGE([.I102:.M102])"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table:number-columns-repeated="5" office:value-type="float" office:value="24" calcext:value-type="float">
            <text:p>24</text:p>
          </table:table-cell>
          <table:table-cell table:formula="of:=AVERAGE([.B103:.F103])"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AVERAGE([.I103:.M103])"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AVERAGE([.B104:.F104])" office:value-type="float" office:value="24.2" calcext:value-type="float">
            <text:p>24.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 office:value-type="float" office:value="48" calcext:value-type="float">
            <text:p>48</text:p>
          </table:table-cell>
          <table:table-cell table:formula="of:=AVERAGE([.I104:.M104])" office:value-type="float" office:value="48.2" calcext:value-type="float">
            <text:p>48.2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table:number-columns-repeated="5" office:value-type="float" office:value="24" calcext:value-type="float">
            <text:p>24</text:p>
          </table:table-cell>
          <table:table-cell table:formula="of:=AVERAGE([.B105:.F105])" office:value-type="float" office:value="24" calcext:value-type="float">
            <text:p>24</text:p>
          </table:table-cell>
          <table:table-cell/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AVERAGE([.I105:.M105])"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AVERAGE([.B106:.F106])" office:value-type="float" office:value="24.6" calcext:value-type="float">
            <text:p>24.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AVERAGE([.I106:.M106])"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AVERAGE([.B107:.F107])" office:value-type="float" office:value="24.8" calcext:value-type="float">
            <text:p>24.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AVERAGE([.I107:.M107])"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table:number-columns-repeated="5" office:value-type="float" office:value="25" calcext:value-type="float">
            <text:p>25</text:p>
          </table:table-cell>
          <table:table-cell table:formula="of:=AVERAGE([.B108:.F108])" office:value-type="float" office:value="25" calcext:value-type="float">
            <text:p>2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 office:value-type="float" office:value="50" calcext:value-type="float">
            <text:p>50</text:p>
          </table:table-cell>
          <table:table-cell table:formula="of:=AVERAGE([.I108:.M108])"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AVERAGE([.B109:.F109])" office:value-type="float" office:value="25.4" calcext:value-type="float">
            <text:p>25.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I109:.M109])"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B110:.F110])" office:value-type="float" office:value="25.4" calcext:value-type="float">
            <text:p>25.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AVERAGE([.I110:.M110])"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AVERAGE([.B111:.F111])" office:value-type="float" office:value="25.6" calcext:value-type="float">
            <text:p>25.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AVERAGE([.I111:.M111])"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AVERAGE([.B112:.F112])" office:value-type="float" office:value="31" calcext:value-type="float">
            <text:p>31</text:p>
          </table:table-cell>
          <table:table-cell/>
          <table:table-cell table:number-columns-repeated="4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AVERAGE([.I112:.M112])"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table:number-columns-repeated="5" office:value-type="float" office:value="26" calcext:value-type="float">
            <text:p>26</text:p>
          </table:table-cell>
          <table:table-cell table:formula="of:=AVERAGE([.B113:.F113])" office:value-type="float" office:value="26" calcext:value-type="float">
            <text:p>26</text:p>
          </table:table-cell>
          <table:table-cell/>
          <table:table-cell table:number-columns-repeated="4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AVERAGE([.I113:.M113])"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AVERAGE([.B114:.F114])" office:value-type="float" office:value="26.4" calcext:value-type="float">
            <text:p>26.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3" calcext:value-type="float">
            <text:p>53</text:p>
          </table:table-cell>
          <table:table-cell table:formula="of:=AVERAGE([.I114:.M114])"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AVERAGE([.B115:.F115])" office:value-type="float" office:value="26.4" calcext:value-type="float">
            <text:p>26.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AVERAGE([.I115:.M115])"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AVERAGE([.B116:.F116])" office:value-type="float" office:value="26.8" calcext:value-type="float">
            <text:p>26.8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AVERAGE([.I116:.M116])"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table:number-columns-repeated="5" office:value-type="float" office:value="27" calcext:value-type="float">
            <text:p>27</text:p>
          </table:table-cell>
          <table:table-cell table:formula="of:=AVERAGE([.B117:.F117])" office:value-type="float" office:value="27" calcext:value-type="float">
            <text:p>27</text:p>
          </table:table-cell>
          <table:table-cell/>
          <table:table-cell table:number-columns-repeated="5" office:value-type="float" office:value="54" calcext:value-type="float">
            <text:p>54</text:p>
          </table:table-cell>
          <table:table-cell table:formula="of:=AVERAGE([.I117:.M117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AVERAGE([.B118:.F118])" office:value-type="float" office:value="27.8" calcext:value-type="float">
            <text:p>27.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AVERAGE([.I118:.M118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AVERAGE([.B119:.F119])" office:value-type="float" office:value="27.6" calcext:value-type="float">
            <text:p>27.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formula="of:=AVERAGE([.I119:.M119])"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AVERAGE([.B120:.F120])" office:value-type="float" office:value="27.6" calcext:value-type="float">
            <text:p>27.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AVERAGE([.I120:.M120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number-columns-repeated="5" office:value-type="float" office:value="28" calcext:value-type="float">
            <text:p>28</text:p>
          </table:table-cell>
          <table:table-cell table:formula="of:=AVERAGE([.B121:.F121])" office:value-type="float" office:value="28" calcext:value-type="float">
            <text:p>2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AVERAGE([.I121:.M121])"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table:number-columns-repeated="5" office:value-type="float" office:value="28" calcext:value-type="float">
            <text:p>28</text:p>
          </table:table-cell>
          <table:table-cell table:formula="of:=AVERAGE([.B122:.F122])" office:value-type="float" office:value="28" calcext:value-type="float">
            <text:p>2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AVERAGE([.I122:.M122])"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formula="of:=AVERAGE([.B123:.F123])" office:value-type="float" office:value="28.2" calcext:value-type="float">
            <text:p>28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formula="of:=AVERAGE([.I123:.M123])"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AVERAGE([.B124:.F124])" office:value-type="float" office:value="29.2" calcext:value-type="float">
            <text:p>29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AVERAGE([.I124:.M124])"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B125:.F125])" office:value-type="float" office:value="28.6" calcext:value-type="float">
            <text:p>28.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AVERAGE([.I125:.M125])"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B126:.F126])" office:value-type="float" office:value="33.2" calcext:value-type="float">
            <text:p>33.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AVERAGE([.I126:.M126])"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formula="of:=AVERAGE([.B127:.F127])" office:value-type="float" office:value="29.2" calcext:value-type="float">
            <text:p>29.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AVERAGE([.I127:.M127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AVERAGE([.B128:.F128])" office:value-type="float" office:value="29.6" calcext:value-type="float">
            <text:p>29.6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I128:.M128])"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AVERAGE([.B129:.F129])" office:value-type="float" office:value="29.4" calcext:value-type="float">
            <text:p>29.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AVERAGE([.I129:.M129])"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AVERAGE([.B130:.F130])"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AVERAGE([.I130:.M130])"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AVERAGE([.B131:.F131])" office:value-type="float" office:value="30.2" calcext:value-type="float">
            <text:p>30.2</text:p>
          </table:table-cell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AVERAGE([.I131:.M131])"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VERAGE([.B132:.F132])" office:value-type="float" office:value="30.4" calcext:value-type="float">
            <text:p>30.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AVERAGE([.I132:.M132])"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AVERAGE([.B133:.F133])"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formula="of:=AVERAGE([.I133:.M133])"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AVERAGE([.B134:.F134])" office:value-type="float" office:value="31" calcext:value-type="float">
            <text:p>3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AVERAGE([.I134:.M13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AVERAGE([.B135:.F135])" office:value-type="float" office:value="31.2" calcext:value-type="float">
            <text:p>31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AVERAGE([.I135:.M135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AVERAGE([.B136:.F136])" office:value-type="float" office:value="31.6" calcext:value-type="float">
            <text:p>31.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table:formula="of:=AVERAGE([.I136:.M136])"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AVERAGE([.B137:.F137])" office:value-type="float" office:value="31.8" calcext:value-type="float">
            <text:p>31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AVERAGE([.I137:.M137])"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AVERAGE([.B138:.F138])" office:value-type="float" office:value="32" calcext:value-type="float">
            <text:p>3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AVERAGE([.I138:.M138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AVERAGE([.B139:.F139])" office:value-type="float" office:value="32.4" calcext:value-type="float">
            <text:p>32.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formula="of:=AVERAGE([.I139:.M139])"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([.B140:.F140])" office:value-type="float" office:value="32.4" calcext:value-type="float">
            <text:p>32.4</text:p>
          </table:table-cell>
          <table:table-cell/>
          <table:table-cell table:number-columns-repeated="4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AVERAGE([.I140:.M140])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AVERAGE([.B141:.F141])" office:value-type="float" office:value="32.6" calcext:value-type="float">
            <text:p>32.6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AVERAGE([.I141:.M141])"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AVERAGE([.B142:.F142])" office:value-type="float" office:value="32.8" calcext:value-type="float">
            <text:p>32.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AVERAGE([.I142:.M142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formula="of:=AVERAGE([.B143:.F143])" office:value-type="float" office:value="33.2" calcext:value-type="float">
            <text:p>33.2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formula="of:=AVERAGE([.I143:.M143])" office:value-type="float" office:value="67.8" calcext:value-type="float">
            <text:p>67.8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AVERAGE([.B144:.F144])" office:value-type="float" office:value="33.4" calcext:value-type="float">
            <text:p>33.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AVERAGE([.I144:.M144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AVERAGE([.B145:.F145])" office:value-type="float" office:value="33.8" calcext:value-type="float">
            <text:p>33.8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AVERAGE([.I145:.M145])"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AVERAGE([.B146:.F146])" office:value-type="float" office:value="33.8" calcext:value-type="float">
            <text:p>33.8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formula="of:=AVERAGE([.I146:.M146])"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4" calcext:value-type="float">
            <text:p>34</text:p>
          </table:table-cell>
          <table:table-cell table:formula="of:=AVERAGE([.B147:.F147])" office:value-type="float" office:value="34.2" calcext:value-type="float">
            <text:p>34.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I147:.M147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4" calcext:value-type="float">
            <text:p>34</text:p>
          </table:table-cell>
          <table:table-cell table:formula="of:=AVERAGE([.B148:.F148])" office:value-type="float" office:value="34.2" calcext:value-type="float">
            <text:p>34.2</text:p>
          </table:table-cell>
          <table:table-cell/>
          <table:table-cell table:number-columns-repeated="4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AVERAGE([.I148:.M148])"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VERAGE([.B149:.F149])" office:value-type="float" office:value="34.8" calcext:value-type="float">
            <text:p>34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I149:.M149])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AVERAGE([.B150:.F150])" office:value-type="float" office:value="34.8" calcext:value-type="float">
            <text:p>34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AVERAGE([.I150:.M150])"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AVERAGE([.B151:.F151])" office:value-type="float" office:value="35.4" calcext:value-type="float">
            <text:p>35.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VERAGE([.I151:.M151])"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VERAGE([.B152:.F152])" office:value-type="float" office:value="35.4" calcext:value-type="float">
            <text:p>35.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AVERAGE([.I152:.M152])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AVERAGE([.B153:.F153])" office:value-type="float" office:value="35.4" calcext:value-type="float">
            <text:p>35.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VERAGE([.I153:.M153])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table:number-columns-repeated="5" office:value-type="float" office:value="36" calcext:value-type="float">
            <text:p>36</text:p>
          </table:table-cell>
          <table:table-cell table:formula="of:=AVERAGE([.B154:.F154])" office:value-type="float" office:value="36" calcext:value-type="float">
            <text:p>36</text:p>
          </table:table-cell>
          <table:table-cell/>
          <table:table-cell table:number-columns-repeated="3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formula="of:=AVERAGE([.I154:.M154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table:number-columns-repeated="5" office:value-type="float" office:value="36" calcext:value-type="float">
            <text:p>36</text:p>
          </table:table-cell>
          <table:table-cell table:formula="of:=AVERAGE([.B155:.F155])" office:value-type="float" office:value="36" calcext:value-type="float">
            <text:p>36</text:p>
          </table:table-cell>
          <table:table-cell/>
          <table:table-cell table:number-columns-repeated="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AVERAGE([.I155:.M155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AVERAGE([.B156:.F156])" office:value-type="float" office:value="36.4" calcext:value-type="float">
            <text:p>36.4</text:p>
          </table:table-cell>
          <table:table-cell/>
          <table:table-cell table:number-columns-repeated="3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formula="of:=AVERAGE([.I156:.M156])"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AVERAGE([.B157:.F157])" office:value-type="float" office:value="36.8" calcext:value-type="float">
            <text:p>36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AVERAGE([.I157:.M157])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table:number-columns-repeated="5" office:value-type="float" office:value="37" calcext:value-type="float">
            <text:p>37</text:p>
          </table:table-cell>
          <table:table-cell table:formula="of:=AVERAGE([.B158:.F158])" office:value-type="float" office:value="37" calcext:value-type="float">
            <text:p>37</text:p>
          </table:table-cell>
          <table:table-cell/>
          <table:table-cell table:number-columns-repeated="3"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AVERAGE([.I158:.M158])"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AVERAGE([.B159:.F159])" office:value-type="float" office:value="37.4" calcext:value-type="float">
            <text:p>37.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AVERAGE([.I159:.M159])"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([.B160:.F160])" office:value-type="float" office:value="37.2" calcext:value-type="float">
            <text:p>37.2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AVERAGE([.I160:.M160])"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table:formula="of:=AVERAGE([.B161:.F161])" office:value-type="float" office:value="37.6" calcext:value-type="float">
            <text:p>37.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formula="of:=AVERAGE([.I161:.M161])"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AVERAGE([.B162:.F162])" office:value-type="float" office:value="38.8" calcext:value-type="float">
            <text:p>38.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AVERAGE([.I162:.M162])"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AVERAGE([.B163:.F163])" office:value-type="float" office:value="38" calcext:value-type="float">
            <text:p>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AVERAGE([.I163:.M163])"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AVERAGE([.B164:.F164])" office:value-type="float" office:value="38.2" calcext:value-type="float">
            <text:p>38.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AVERAGE([.I164:.M164])"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AVERAGE([.B165:.F165])" office:value-type="float" office:value="39.6" calcext:value-type="float">
            <text:p>39.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formula="of:=AVERAGE([.I165:.M165])"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AVERAGE([.B166:.F166])" office:value-type="float" office:value="38.4" calcext:value-type="float">
            <text:p>38.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formula="of:=AVERAGE([.I166:.M166])"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AVERAGE([.B167:.F167])" office:value-type="float" office:value="38.6" calcext:value-type="float">
            <text:p>38.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AVERAGE([.I167:.M167])"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([.B168:.F168])" office:value-type="float" office:value="39" calcext:value-type="float">
            <text:p>3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formula="of:=AVERAGE([.I168:.M168])"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([.B169:.F169])" office:value-type="float" office:value="39.2" calcext:value-type="float">
            <text:p>39.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AVERAGE([.I169:.M169])"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VERAGE([.B170:.F170])" office:value-type="float" office:value="39.6" calcext:value-type="float">
            <text:p>39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AVERAGE([.I170:.M170])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table:number-columns-repeated="5" office:value-type="float" office:value="40" calcext:value-type="float">
            <text:p>40</text:p>
          </table:table-cell>
          <table:table-cell table:formula="of:=AVERAGE([.B171:.F171])" office:value-type="float" office:value="40" calcext:value-type="float">
            <text:p>4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I171:.M171])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([.B172:.F172])" office:value-type="float" office:value="40.4" calcext:value-type="float">
            <text:p>40.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AVERAGE([.I172:.M172])"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formula="of:=AVERAGE([.B173:.F173])" office:value-type="float" office:value="40.8" calcext:value-type="float">
            <text:p>40.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AVERAGE([.I173:.M173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B174:.F174])" office:value-type="float" office:value="41.2" calcext:value-type="float">
            <text:p>41.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AVERAGE([.I174:.M174])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B175:.F175])" office:value-type="float" office:value="41.4" calcext:value-type="float">
            <text:p>41.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AVERAGE([.I175:.M175])"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AVERAGE([.B176:.F176])" office:value-type="float" office:value="42" calcext:value-type="float">
            <text:p>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table:formula="of:=AVERAGE([.I176:.M176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2" calcext:value-type="float">
            <text:p>42</text:p>
          </table:table-cell>
          <table:table-cell table:formula="of:=AVERAGE([.B177:.F177])" office:value-type="float" office:value="41.8" calcext:value-type="float">
            <text:p>41.8</text:p>
          </table:table-cell>
          <table:table-cell/>
          <table:table-cell table:number-columns-repeated="4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formula="of:=AVERAGE([.I177:.M177])"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B178:.F178])" office:value-type="float" office:value="41.8" calcext:value-type="float">
            <text:p>41.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AVERAGE([.I178:.M178])" office:value-type="float" office:value="82.4" calcext:value-type="float">
            <text:p>82.4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AVERAGE([.B179:.F179])" office:value-type="float" office:value="42" calcext:value-type="float">
            <text:p>42</text:p>
          </table:table-cell>
          <table:table-cell/>
          <table:table-cell table:number-columns-repeated="3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AVERAGE([.I179:.M179])"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AVERAGE([.B180:.F180])" office:value-type="float" office:value="41.8" calcext:value-type="float">
            <text:p>41.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formula="of:=AVERAGE([.I180:.M180])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AVERAGE([.B181:.F181])" office:value-type="float" office:value="42.6" calcext:value-type="float">
            <text:p>42.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AVERAGE([.I181:.M181])"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AVERAGE([.B182:.F182])" office:value-type="float" office:value="42" calcext:value-type="float">
            <text:p>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I182:.M182])"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AVERAGE([.B183:.F183])" office:value-type="float" office:value="43" calcext:value-type="float">
            <text:p>4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AVERAGE([.I183:.M183])"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AVERAGE([.B184:.F184])" office:value-type="float" office:value="42.8" calcext:value-type="float">
            <text:p>42.8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AVERAGE([.I184:.M184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AVERAGE([.B185:.F185])" office:value-type="float" office:value="43.2" calcext:value-type="float">
            <text:p>43.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AVERAGE([.I185:.M185])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AVERAGE([.B186:.F186])" office:value-type="float" office:value="43.4" calcext:value-type="float">
            <text:p>43.4</text:p>
          </table:table-cell>
          <table:table-cell/>
          <table:table-cell table:number-columns-repeated="3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AVERAGE([.I186:.M186])"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AVERAGE([.B187:.F187])" office:value-type="float" office:value="44.2" calcext:value-type="float">
            <text:p>44.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formula="of:=AVERAGE([.I187:.M187])"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AVERAGE([.B188:.F188])" office:value-type="float" office:value="44" calcext:value-type="float">
            <text:p>44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AVERAGE([.I188:.M188])"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AVERAGE([.B189:.F189])" office:value-type="float" office:value="44.2" calcext:value-type="float">
            <text:p>44.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formula="of:=AVERAGE([.I189:.M189])"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AVERAGE([.B190:.F190])" office:value-type="float" office:value="44" calcext:value-type="float">
            <text:p>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AVERAGE([.I190:.M190])" office:value-type="float" office:value="88.6" calcext:value-type="float">
            <text:p>88.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AVERAGE([.B191:.F191])" office:value-type="float" office:value="44.4" calcext:value-type="float">
            <text:p>44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AVERAGE([.I191:.M191])"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AVERAGE([.B192:.F192])" office:value-type="float" office:value="44.2" calcext:value-type="float">
            <text:p>44.2</text:p>
          </table:table-cell>
          <table:table-cell/>
          <table:table-cell table:number-columns-repeated="5" office:value-type="float" office:value="90" calcext:value-type="float">
            <text:p>90</text:p>
          </table:table-cell>
          <table:table-cell table:formula="of:=AVERAGE([.I192:.M192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AVERAGE([.B193:.F193])" office:value-type="float" office:value="45.2" calcext:value-type="float">
            <text:p>45.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I193:.M193])"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AVERAGE([.B194:.F194])" office:value-type="float" office:value="46.4" calcext:value-type="float">
            <text:p>46.4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AVERAGE([.I194:.M194])"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AVERAGE([.B195:.F195])" office:value-type="float" office:value="45.6" calcext:value-type="float">
            <text:p>45.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I195:.M195])"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AVERAGE([.B196:.F196])" office:value-type="float" office:value="46.2" calcext:value-type="float">
            <text:p>46.2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I196:.M196])"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AVERAGE([.B197:.F197])" office:value-type="float" office:value="46" calcext:value-type="float">
            <text:p>4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AVERAGE([.I197:.M197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AVERAGE([.B198:.F198])" office:value-type="float" office:value="46" calcext:value-type="float">
            <text:p>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AVERAGE([.I198:.M198])"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AVERAGE([.B199:.F199])" office:value-type="float" office:value="46.8" calcext:value-type="float">
            <text:p>46.8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AVERAGE([.I199:.M199])"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AVERAGE([.B200:.F200])" office:value-type="float" office:value="46.6" calcext:value-type="float">
            <text:p>46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AVERAGE([.I200:.M200])"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AVERAGE([.B201:.F201])" office:value-type="float" office:value="46.8" calcext:value-type="float">
            <text:p>46.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AVERAGE([.I201:.M201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AVERAGE([.B202:.F202])" office:value-type="float" office:value="46.6" calcext:value-type="float">
            <text:p>46.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AVERAGE([.I202:.M202])"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AVERAGE([.B203:.F203])" office:value-type="float" office:value="47.6" calcext:value-type="float">
            <text:p>47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AVERAGE([.I203:.M203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AVERAGE([.B204:.F204])" office:value-type="float" office:value="49" calcext:value-type="float">
            <text:p>4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AVERAGE([.I204:.M204])" office:value-type="float" office:value="95.6" calcext:value-type="float">
            <text:p>95.6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AVERAGE([.B205:.F205])" office:value-type="float" office:value="48.2" calcext:value-type="float">
            <text:p>48.2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AVERAGE([.I205:.M205])" office:value-type="float" office:value="95.6" calcext:value-type="float">
            <text:p>95.6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AVERAGE([.B206:.F206])" office:value-type="float" office:value="48" calcext:value-type="float">
            <text:p>4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formula="of:=AVERAGE([.I206:.M206])"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AVERAGE([.B207:.F207])" office:value-type="float" office:value="48.2" calcext:value-type="float">
            <text:p>48.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AVERAGE([.I207:.M207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AVERAGE([.B208:.F208])" office:value-type="float" office:value="48.4" calcext:value-type="float">
            <text:p>48.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table:formula="of:=AVERAGE([.I208:.M208])"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AVERAGE([.B209:.F209])" office:value-type="float" office:value="49.4" calcext:value-type="float">
            <text:p>49.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VERAGE([.I209:.M209])"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AVERAGE([.B210:.F210])" office:value-type="float" office:value="48.8" calcext:value-type="float">
            <text:p>48.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AVERAGE([.I210:.M210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AVERAGE([.B211:.F211])" office:value-type="float" office:value="49.2" calcext:value-type="float">
            <text:p>49.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formula="of:=AVERAGE([.I211:.M211])"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AVERAGE([.B212:.F212])" office:value-type="float" office:value="49.8" calcext:value-type="float">
            <text:p>49.8</text:p>
          </table:table-cell>
          <table:table-cell/>
          <table:table-cell table:number-columns-repeated="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I212:.M212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AVERAGE([.B213:.F213])" office:value-type="float" office:value="50.6" calcext:value-type="float">
            <text:p>50.6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I213:.M213])"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VERAGE([.B214:.F214])" office:value-type="float" office:value="50.2" calcext:value-type="float">
            <text:p>50.2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formula="of:=AVERAGE([.I214:.M214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AVERAGE([.B215:.F215])" office:value-type="float" office:value="50.6" calcext:value-type="float">
            <text:p>50.6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AVERAGE([.I215:.M215])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AVERAGE([.B216:.F216])" office:value-type="float" office:value="52.4" calcext:value-type="float">
            <text:p>52.4</text:p>
          </table:table-cell>
          <table:table-cell/>
          <table:table-cell table:number-columns-repeated="3"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AVERAGE([.I216:.M216])"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AVERAGE([.B217:.F217])" office:value-type="float" office:value="51.4" calcext:value-type="float">
            <text:p>51.4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I217:.M217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AVERAGE([.B218:.F218])" office:value-type="float" office:value="51.4" calcext:value-type="float">
            <text:p>51.4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formula="of:=AVERAGE([.I218:.M218])"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B219:.F219])" office:value-type="float" office:value="51.4" calcext:value-type="float">
            <text:p>51.4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formula="of:=AVERAGE([.I219:.M219])"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AVERAGE([.B220:.F220])" office:value-type="float" office:value="52.8" calcext:value-type="float">
            <text:p>52.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formula="of:=AVERAGE([.I220:.M220])"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AVERAGE([.B221:.F221])" office:value-type="float" office:value="52" calcext:value-type="float">
            <text:p>5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formula="of:=AVERAGE([.I221:.M221])"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AVERAGE([.B222:.F222])" office:value-type="float" office:value="52.2" calcext:value-type="float">
            <text:p>52.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4" office:value-type="float" office:value="104" calcext:value-type="float">
            <text:p>104</text:p>
          </table:table-cell>
          <table:table-cell table:formula="of:=AVERAGE([.I222:.M222])"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AVERAGE([.B223:.F223])" office:value-type="float" office:value="52.4" calcext:value-type="float">
            <text:p>52.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formula="of:=AVERAGE([.I223:.M223])"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AVERAGE([.B224:.F224])" office:value-type="float" office:value="53.6" calcext:value-type="float">
            <text:p>53.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formula="of:=AVERAGE([.I224:.M224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formula="of:=AVERAGE([.B225:.F225])" office:value-type="float" office:value="52.2" calcext:value-type="float">
            <text:p>52.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formula="of:=AVERAGE([.I225:.M225])"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formula="of:=AVERAGE([.B226:.F226])" office:value-type="float" office:value="52.8" calcext:value-type="float">
            <text:p>52.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I226:.M226])"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formula="of:=AVERAGE([.B227:.F227])" office:value-type="float" office:value="53" calcext:value-type="float">
            <text:p>5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table:formula="of:=AVERAGE([.I227:.M227])"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formula="of:=AVERAGE([.B228:.F228])" office:value-type="float" office:value="52.8" calcext:value-type="float">
            <text:p>52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AVERAGE([.I228:.M228])"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AVERAGE([.B229:.F229])" office:value-type="float" office:value="53.6" calcext:value-type="float">
            <text:p>53.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formula="of:=AVERAGE([.I229:.M229])"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AVERAGE([.B230:.F230])" office:value-type="float" office:value="54" calcext:value-type="float">
            <text:p>54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AVERAGE([.I230:.M230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AVERAGE([.B231:.F231])" office:value-type="float" office:value="55.4" calcext:value-type="float">
            <text:p>55.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formula="of:=AVERAGE([.I231:.M231])"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AVERAGE([.B232:.F232])" office:value-type="float" office:value="54.4" calcext:value-type="float">
            <text:p>54.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formula="of:=AVERAGE([.I232:.M232])"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AVERAGE([.B233:.F233])" office:value-type="float" office:value="54.6" calcext:value-type="float">
            <text:p>54.6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AVERAGE([.I233:.M233])"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AVERAGE([.B234:.F234])" office:value-type="float" office:value="54.8" calcext:value-type="float">
            <text:p>54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AVERAGE([.I234:.M234])"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AVERAGE([.B235:.F235])" office:value-type="float" office:value="55.6" calcext:value-type="float">
            <text:p>55.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formula="of:=AVERAGE([.I235:.M235])"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AVERAGE([.B236:.F236])" office:value-type="float" office:value="55.4" calcext:value-type="float">
            <text:p>55.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AVERAGE([.I236:.M236])"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AVERAGE([.B237:.F237])" office:value-type="float" office:value="56" calcext:value-type="float">
            <text:p>5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AVERAGE([.I237:.M237])"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AVERAGE([.B238:.F238])" office:value-type="float" office:value="57.6" calcext:value-type="float">
            <text:p>57.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AVERAGE([.I238:.M238])"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formula="of:=AVERAGE([.B239:.F239])" office:value-type="float" office:value="56" calcext:value-type="float">
            <text:p>5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AVERAGE([.I239:.M239])"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formula="of:=AVERAGE([.B240:.F240])" office:value-type="float" office:value="57.6" calcext:value-type="float">
            <text:p>57.6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 table:formula="of:=AVERAGE([.I240:.M240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AVERAGE([.B241:.F241])" office:value-type="float" office:value="56.2" calcext:value-type="float">
            <text:p>56.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formula="of:=AVERAGE([.I241:.M241])" office:value-type="float" office:value="114.6" calcext:value-type="float">
            <text:p>114.6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7" calcext:value-type="float">
            <text:p>57</text:p>
          </table:table-cell>
          <table:table-cell table:formula="of:=AVERAGE([.B242:.F242])" office:value-type="float" office:value="56.4" calcext:value-type="float">
            <text:p>56.4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AVERAGE([.I242:.M242])"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AVERAGE([.B243:.F243])" office:value-type="float" office:value="57.6" calcext:value-type="float">
            <text:p>57.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AVERAGE([.I243:.M243])"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formula="of:=AVERAGE([.B244:.F244])" office:value-type="float" office:value="59.2" calcext:value-type="float">
            <text:p>59.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formula="of:=AVERAGE([.I244:.M244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AVERAGE([.B245:.F245])" office:value-type="float" office:value="57.4" calcext:value-type="float">
            <text:p>57.4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4" office:value-type="float" office:value="115" calcext:value-type="float">
            <text:p>115</text:p>
          </table:table-cell>
          <table:table-cell table:formula="of:=AVERAGE([.I245:.M245])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AVERAGE([.B246:.F246])" office:value-type="float" office:value="57.6" calcext:value-type="float">
            <text:p>57.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table:formula="of:=AVERAGE([.I246:.M246])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formula="of:=AVERAGE([.B247:.F247])" office:value-type="float" office:value="59.6" calcext:value-type="float">
            <text:p>59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formula="of:=AVERAGE([.I247:.M247])" office:value-type="float" office:value="115.4" calcext:value-type="float">
            <text:p>115.4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AVERAGE([.B248:.F248])" office:value-type="float" office:value="58.2" calcext:value-type="float">
            <text:p>58.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AVERAGE([.I248:.M248])" office:value-type="float" office:value="114.6" calcext:value-type="float">
            <text:p>114.6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AVERAGE([.B249:.F249])" office:value-type="float" office:value="58.6" calcext:value-type="float">
            <text:p>58.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table:formula="of:=AVERAGE([.I249:.M249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AVERAGE([.B250:.F250])" office:value-type="float" office:value="58.6" calcext:value-type="float">
            <text:p>58.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AVERAGE([.I250:.M250])"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AVERAGE([.B251:.F251])" office:value-type="float" office:value="60.2" calcext:value-type="float">
            <text:p>60.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AVERAGE([.I251:.M251])"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AVERAGE([.B252:.F252])" office:value-type="float" office:value="58.2" calcext:value-type="float">
            <text:p>58.2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formula="of:=AVERAGE([.I252:.M252])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AVERAGE([.B253:.F253])" office:value-type="float" office:value="58.8" calcext:value-type="float">
            <text:p>58.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AVERAGE([.I253:.M253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AVERAGE([.B254:.F254])" office:value-type="float" office:value="58.4" calcext:value-type="float">
            <text:p>58.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AVERAGE([.I254:.M254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formula="of:=AVERAGE([.B255:.F255])" office:value-type="float" office:value="60.6" calcext:value-type="float">
            <text:p>60.6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formula="of:=AVERAGE([.I255:.M255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B256:.F256])" office:value-type="float" office:value="59.6" calcext:value-type="float">
            <text:p>59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AVERAGE([.I256:.M256])" office:value-type="float" office:value="120.4" calcext:value-type="float">
            <text:p>120.4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B257:.F257])" office:value-type="float" office:value="59.6" calcext:value-type="float">
            <text:p>59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AVERAGE([.I257:.M257])"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B258:.F258])" office:value-type="float" office:value="60.6" calcext:value-type="float">
            <text:p>60.6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formula="of:=AVERAGE([.I258:.M258])"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AVERAGE([.B259:.F259])" office:value-type="float" office:value="59.8" calcext:value-type="float">
            <text:p>59.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AVERAGE([.I259:.M259])" office:value-type="float" office:value="120.4" calcext:value-type="float">
            <text:p>120.4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VERAGE([.B260:.F260])" office:value-type="float" office:value="60.4" calcext:value-type="float">
            <text:p>60.4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AVERAGE([.I260:.M260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formula="of:=AVERAGE([.B261:.F261])" office:value-type="float" office:value="61.2" calcext:value-type="float">
            <text:p>61.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AVERAGE([.I261:.M261])" office:value-type="float" office:value="124.6" calcext:value-type="float">
            <text:p>124.6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VERAGE([.B262:.F262])" office:value-type="float" office:value="60.4" calcext:value-type="float">
            <text:p>60.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AVERAGE([.I262:.M262])"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AVERAGE([.B263:.F263])" office:value-type="float" office:value="61.4" calcext:value-type="float">
            <text:p>61.4</text:p>
          </table:table-cell>
          <table:table-cell/>
          <table:table-cell table:number-columns-repeated="3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table:formula="of:=AVERAGE([.I263:.M263])" office:value-type="float" office:value="123.4" calcext:value-type="float">
            <text:p>123.4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AVERAGE([.B264:.F264])" office:value-type="float" office:value="61.2" calcext:value-type="float">
            <text:p>61.2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formula="of:=AVERAGE([.I264:.M264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AVERAGE([.B265:.F265])" office:value-type="float" office:value="61.8" calcext:value-type="float">
            <text:p>61.8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AVERAGE([.I265:.M265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AVERAGE([.B266:.F266])" office:value-type="float" office:value="62.2" calcext:value-type="float">
            <text:p>62.2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table:formula="of:=AVERAGE([.I266:.M266])"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AVERAGE([.B267:.F267])" office:value-type="float" office:value="62" calcext:value-type="float">
            <text:p>62</text:p>
          </table:table-cell>
          <table:table-cell/>
          <table:table-cell table:number-columns-repeated="4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AVERAGE([.I267:.M267])" office:value-type="float" office:value="124.8" calcext:value-type="float">
            <text:p>124.8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formula="of:=AVERAGE([.B268:.F268])" office:value-type="float" office:value="63.2" calcext:value-type="float">
            <text:p>63.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formula="of:=AVERAGE([.I268:.M268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AVERAGE([.B269:.F269])" office:value-type="float" office:value="62.8" calcext:value-type="float">
            <text:p>62.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formula="of:=AVERAGE([.I269:.M269])"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AVERAGE([.B270:.F270])" office:value-type="float" office:value="62.2" calcext:value-type="float">
            <text:p>62.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formula="of:=AVERAGE([.I270:.M270])" office:value-type="float" office:value="124.6" calcext:value-type="float">
            <text:p>124.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AVERAGE([.B271:.F271])" office:value-type="float" office:value="62.8" calcext:value-type="float">
            <text:p>62.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formula="of:=AVERAGE([.I271:.M271])"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formula="of:=AVERAGE([.B272:.F272])" office:value-type="float" office:value="64.6" calcext:value-type="float">
            <text:p>64.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formula="of:=AVERAGE([.I272:.M272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AVERAGE([.B273:.F273])" office:value-type="float" office:value="63" calcext:value-type="float">
            <text:p>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formula="of:=AVERAGE([.I273:.M273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formula="of:=AVERAGE([.B274:.F274])" office:value-type="float" office:value="63.8" calcext:value-type="float">
            <text:p>63.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27" calcext:value-type="float">
            <text:p>127</text:p>
          </table:table-cell>
          <table:table-cell table:formula="of:=AVERAGE([.I274:.M274])"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AVERAGE([.B275:.F275])" office:value-type="float" office:value="64.4" calcext:value-type="float">
            <text:p>64.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formula="of:=AVERAGE([.I275:.M275])" office:value-type="float" office:value="127.6" calcext:value-type="float">
            <text:p>127.6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AVERAGE([.B276:.F276])" office:value-type="float" office:value="63.6" calcext:value-type="float">
            <text:p>63.6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table:formula="of:=AVERAGE([.I276:.M276])"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AVERAGE([.B277:.F277])" office:value-type="float" office:value="64" calcext:value-type="float">
            <text:p>64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4" office:value-type="float" office:value="129" calcext:value-type="float">
            <text:p>129</text:p>
          </table:table-cell>
          <table:table-cell table:formula="of:=AVERAGE([.I277:.M277])" office:value-type="float" office:value="128.4" calcext:value-type="float">
            <text:p>128.4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AVERAGE([.B278:.F278])" office:value-type="float" office:value="64.6" calcext:value-type="float">
            <text:p>64.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formula="of:=AVERAGE([.I278:.M278])" office:value-type="float" office:value="129.2" calcext:value-type="float">
            <text:p>129.2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AVERAGE([.B279:.F279])" office:value-type="float" office:value="66.4" calcext:value-type="float">
            <text:p>66.4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formula="of:=AVERAGE([.I279:.M279])"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AVERAGE([.B280:.F280])" office:value-type="float" office:value="64.6" calcext:value-type="float">
            <text:p>64.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table:formula="of:=AVERAGE([.I280:.M280])" office:value-type="float" office:value="132.2" calcext:value-type="float">
            <text:p>132.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formula="of:=AVERAGE([.B281:.F281])" office:value-type="float" office:value="64.8" calcext:value-type="float">
            <text:p>64.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formula="of:=AVERAGE([.I281:.M281])" office:value-type="float" office:value="130.4" calcext:value-type="float">
            <text:p>130.4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formula="of:=AVERAGE([.B282:.F282])" office:value-type="float" office:value="66.6" calcext:value-type="float">
            <text:p>66.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formula="of:=AVERAGE([.I282:.M282])"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formula="of:=AVERAGE([.B283:.F283])" office:value-type="float" office:value="65" calcext:value-type="float">
            <text:p>65</text:p>
          </table:table-cell>
          <table:table-cell/>
          <table:table-cell table:number-columns-repeated="3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formula="of:=AVERAGE([.I283:.M283])" office:value-type="float" office:value="132.4" calcext:value-type="float">
            <text:p>132.4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AVERAGE([.B284:.F284])" office:value-type="float" office:value="65.4" calcext:value-type="float">
            <text:p>65.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table:formula="of:=AVERAGE([.I284:.M284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AVERAGE([.B285:.F285])" office:value-type="float" office:value="66.4" calcext:value-type="float">
            <text:p>66.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formula="of:=AVERAGE([.I285:.M285])"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AVERAGE([.B286:.F286])" office:value-type="float" office:value="65.4" calcext:value-type="float">
            <text:p>65.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formula="of:=AVERAGE([.I286:.M286])" office:value-type="float" office:value="132.8" calcext:value-type="float">
            <text:p>132.8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AVERAGE([.B287:.F287])" office:value-type="float" office:value="66" calcext:value-type="float">
            <text:p>6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formula="of:=AVERAGE([.I287:.M287])" office:value-type="float" office:value="134.6" calcext:value-type="float">
            <text:p>134.6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AVERAGE([.B288:.F288])" office:value-type="float" office:value="66.4" calcext:value-type="float">
            <text:p>66.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formula="of:=AVERAGE([.I288:.M288])" office:value-type="float" office:value="133.2" calcext:value-type="float">
            <text:p>133.2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formula="of:=AVERAGE([.B289:.F289])" office:value-type="float" office:value="68.8" calcext:value-type="float">
            <text:p>68.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formula="of:=AVERAGE([.I289:.M289])"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AVERAGE([.B290:.F290])" office:value-type="float" office:value="67" calcext:value-type="float">
            <text:p>67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table:formula="of:=AVERAGE([.I290:.M290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8" calcext:value-type="float">
            <text:p>68</text:p>
          </table:table-cell>
          <table:table-cell table:formula="of:=AVERAGE([.B291:.F291])" office:value-type="float" office:value="67" calcext:value-type="float">
            <text:p>67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formula="of:=AVERAGE([.I291:.M291])"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AVERAGE([.B292:.F292])" office:value-type="float" office:value="68" calcext:value-type="float">
            <text:p>68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formula="of:=AVERAGE([.I292:.M292])" office:value-type="float" office:value="136.6" calcext:value-type="float">
            <text:p>136.6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AVERAGE([.B293:.F293])" office:value-type="float" office:value="67.8" calcext:value-type="float">
            <text:p>67.8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formula="of:=AVERAGE([.I293:.M293])" office:value-type="float" office:value="136.4" calcext:value-type="float">
            <text:p>136.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AVERAGE([.B294:.F294])" office:value-type="float" office:value="67.6" calcext:value-type="float">
            <text:p>67.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table:formula="of:=AVERAGE([.I294:.M294])" office:value-type="float" office:value="140.6" calcext:value-type="float">
            <text:p>140.6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AVERAGE([.B295:.F295])" office:value-type="float" office:value="68.8" calcext:value-type="float">
            <text:p>68.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AVERAGE([.I295:.M295])" office:value-type="float" office:value="138.4" calcext:value-type="float">
            <text:p>138.4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9" calcext:value-type="float">
            <text:p>69</text:p>
          </table:table-cell>
          <table:table-cell table:formula="of:=AVERAGE([.B296:.F296])" office:value-type="float" office:value="68.2" calcext:value-type="float">
            <text:p>68.2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table:formula="of:=AVERAGE([.I296:.M296])"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AVERAGE([.B297:.F297])" office:value-type="float" office:value="68.8" calcext:value-type="float">
            <text:p>68.8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table:formula="of:=AVERAGE([.I297:.M297])" office:value-type="float" office:value="141.4" calcext:value-type="float">
            <text:p>141.4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formula="of:=AVERAGE([.B298:.F298])" office:value-type="float" office:value="70.6" calcext:value-type="float">
            <text:p>70.6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table:formula="of:=AVERAGE([.I298:.M298])" office:value-type="float" office:value="137.8" calcext:value-type="float">
            <text:p>137.8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AVERAGE([.B299:.F299])" office:value-type="float" office:value="69.2" calcext:value-type="float">
            <text:p>69.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formula="of:=AVERAGE([.I299:.M299])" office:value-type="float" office:value="135.8" calcext:value-type="float">
            <text:p>135.8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AVERAGE([.B300:.F300])" office:value-type="float" office:value="70.8" calcext:value-type="float">
            <text:p>70.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AVERAGE([.I300:.M300])"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AVERAGE([.B301:.F301])" office:value-type="float" office:value="70" calcext:value-type="float">
            <text:p>7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formula="of:=AVERAGE([.I301:.M301])"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formula="of:=AVERAGE([.B302:.F302])" office:value-type="float" office:value="72" calcext:value-type="float">
            <text:p>7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table:formula="of:=AVERAGE([.I302:.M302])" office:value-type="float" office:value="140.2" calcext:value-type="float">
            <text:p>140.2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AVERAGE([.B303:.F303])" office:value-type="float" office:value="70.2" calcext:value-type="float">
            <text:p>70.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formula="of:=AVERAGE([.I303:.M303])" office:value-type="float" office:value="143.6" calcext:value-type="float">
            <text:p>143.6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formula="of:=AVERAGE([.B304:.F304])" office:value-type="float" office:value="70.2" calcext:value-type="float">
            <text:p>70.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AVERAGE([.I304:.M304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AVERAGE([.B305:.F305])" office:value-type="float" office:value="70.2" calcext:value-type="float">
            <text:p>70.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formula="of:=AVERAGE([.I305:.M305])" office:value-type="float" office:value="142.8" calcext:value-type="float">
            <text:p>142.8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formula="of:=AVERAGE([.B306:.F306])" office:value-type="float" office:value="72.4" calcext:value-type="float">
            <text:p>72.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formula="of:=AVERAGE([.I306:.M306])" office:value-type="float" office:value="143.4" calcext:value-type="float">
            <text:p>143.4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AVERAGE([.B307:.F307])" office:value-type="float" office:value="70.6" calcext:value-type="float">
            <text:p>70.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formula="of:=AVERAGE([.I307:.M307])"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AVERAGE([.B308:.F308])" office:value-type="float" office:value="71.2" calcext:value-type="float">
            <text:p>71.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formula="of:=AVERAGE([.I308:.M308])"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AVERAGE([.B309:.F309])" office:value-type="float" office:value="71.8" calcext:value-type="float">
            <text:p>71.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table:formula="of:=AVERAGE([.I309:.M309])"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AVERAGE([.B310:.F310])" office:value-type="float" office:value="71" calcext:value-type="float">
            <text:p>7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table:formula="of:=AVERAGE([.I310:.M310])" office:value-type="float" office:value="146.6" calcext:value-type="float">
            <text:p>146.6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AVERAGE([.B311:.F311])" office:value-type="float" office:value="71.4" calcext:value-type="float">
            <text:p>71.4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formula="of:=AVERAGE([.I311:.M311])"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AVERAGE([.B312:.F312])" office:value-type="float" office:value="71.4" calcext:value-type="float">
            <text:p>71.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formula="of:=AVERAGE([.I312:.M312])"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formula="of:=AVERAGE([.B313:.F313])" office:value-type="float" office:value="73.4" calcext:value-type="float">
            <text:p>73.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AVERAGE([.I313:.M313])"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AVERAGE([.B314:.F314])" office:value-type="float" office:value="72.2" calcext:value-type="float">
            <text:p>72.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6" calcext:value-type="float">
            <text:p>146</text:p>
          </table:table-cell>
          <table:table-cell table:formula="of:=AVERAGE([.I314:.M314])"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formula="of:=AVERAGE([.B315:.F315])" office:value-type="float" office:value="73.8" calcext:value-type="float">
            <text:p>73.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formula="of:=AVERAGE([.I315:.M315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AVERAGE([.B316:.F316])" office:value-type="float" office:value="72.6" calcext:value-type="float">
            <text:p>72.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table:formula="of:=AVERAGE([.I316:.M316])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formula="of:=AVERAGE([.B317:.F317])" office:value-type="float" office:value="74.8" calcext:value-type="float">
            <text:p>74.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46" calcext:value-type="float">
            <text:p>146</text:p>
          </table:table-cell>
          <table:table-cell table:formula="of:=AVERAGE([.I317:.M317])"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AVERAGE([.B318:.F318])" office:value-type="float" office:value="73.6" calcext:value-type="float">
            <text:p>73.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formula="of:=AVERAGE([.I318:.M318])"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AVERAGE([.B319:.F319])" office:value-type="float" office:value="74" calcext:value-type="float">
            <text:p>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table:formula="of:=AVERAGE([.I319:.M319])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AVERAGE([.B320:.F320])" office:value-type="float" office:value="76.2" calcext:value-type="float">
            <text:p>76.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formula="of:=AVERAGE([.I320:.M320])" office:value-type="float" office:value="148.6" calcext:value-type="float">
            <text:p>148.6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AVERAGE([.B321:.F321])" office:value-type="float" office:value="74" calcext:value-type="float">
            <text:p>7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formula="of:=AVERAGE([.I321:.M321])" office:value-type="float" office:value="148.2" calcext:value-type="float">
            <text:p>148.2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AVERAGE([.B322:.F322])" office:value-type="float" office:value="74.2" calcext:value-type="float">
            <text:p>74.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AVERAGE([.I322:.M322])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AVERAGE([.B323:.F323])" office:value-type="float" office:value="73.8" calcext:value-type="float">
            <text:p>73.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AVERAGE([.I323:.M323])"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AVERAGE([.B324:.F324])" office:value-type="float" office:value="74.2" calcext:value-type="float">
            <text:p>74.2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table:formula="of:=AVERAGE([.I324:.M324])" office:value-type="float" office:value="152.4" calcext:value-type="float">
            <text:p>152.4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AVERAGE([.B325:.F325])" office:value-type="float" office:value="74.4" calcext:value-type="float">
            <text:p>74.4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formula="of:=AVERAGE([.I325:.M325])"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AVERAGE([.B326:.F326])" office:value-type="float" office:value="74.8" calcext:value-type="float">
            <text:p>74.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table:formula="of:=AVERAGE([.I326:.M326])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AVERAGE([.B327:.F327])" office:value-type="float" office:value="75.6" calcext:value-type="float">
            <text:p>75.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formula="of:=AVERAGE([.I327:.M327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AVERAGE([.B328:.F328])" office:value-type="float" office:value="77" calcext:value-type="float">
            <text:p>7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table:formula="of:=AVERAGE([.I328:.M328])"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AVERAGE([.B329:.F329])" office:value-type="float" office:value="75.6" calcext:value-type="float">
            <text:p>75.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table:formula="of:=AVERAGE([.I329:.M329])" office:value-type="float" office:value="152.6" calcext:value-type="float">
            <text:p>152.6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AVERAGE([.B330:.F330])" office:value-type="float" office:value="77.8" calcext:value-type="float">
            <text:p>77.8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AVERAGE([.I330:.M330])"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AVERAGE([.B331:.F331])" office:value-type="float" office:value="75.4" calcext:value-type="float">
            <text:p>75.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formula="of:=AVERAGE([.I331:.M331])" office:value-type="float" office:value="154.6" calcext:value-type="float">
            <text:p>154.6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AVERAGE([.B332:.F332])" office:value-type="float" office:value="75.8" calcext:value-type="float">
            <text:p>75.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AVERAGE([.I332:.M332])"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AVERAGE([.B333:.F333])" office:value-type="float" office:value="76.2" calcext:value-type="float">
            <text:p>76.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formula="of:=AVERAGE([.I333:.M333])"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AVERAGE([.B334:.F334])" office:value-type="float" office:value="77.4" calcext:value-type="float">
            <text:p>77.4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table:formula="of:=AVERAGE([.I334:.M334])"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AVERAGE([.B335:.F335])" office:value-type="float" office:value="76.4" calcext:value-type="float">
            <text:p>76.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formula="of:=AVERAGE([.I335:.M335])"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AVERAGE([.B336:.F336])" office:value-type="float" office:value="78.6" calcext:value-type="float">
            <text:p>78.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AVERAGE([.I336:.M336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AVERAGE([.B337:.F337])" office:value-type="float" office:value="76.6" calcext:value-type="float">
            <text:p>76.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formula="of:=AVERAGE([.I337:.M337])" office:value-type="float" office:value="158.4" calcext:value-type="float">
            <text:p>158.4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AVERAGE([.B338:.F338])" office:value-type="float" office:value="77.8" calcext:value-type="float">
            <text:p>77.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formula="of:=AVERAGE([.I338:.M338])" office:value-type="float" office:value="158.2" calcext:value-type="float">
            <text:p>158.2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formula="of:=AVERAGE([.B339:.F339])" office:value-type="float" office:value="80" calcext:value-type="float">
            <text:p>8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AVERAGE([.I339:.M339])" office:value-type="float" office:value="158.6" calcext:value-type="float">
            <text:p>158.6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AVERAGE([.B340:.F340])" office:value-type="float" office:value="78.4" calcext:value-type="float">
            <text:p>78.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table:formula="of:=AVERAGE([.I340:.M340])" office:value-type="float" office:value="161.2" calcext:value-type="float">
            <text:p>161.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AVERAGE([.B341:.F341])" office:value-type="float" office:value="78.2" calcext:value-type="float">
            <text:p>78.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formula="of:=AVERAGE([.I341:.M341])"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formula="of:=AVERAGE([.B342:.F342])" office:value-type="float" office:value="80" calcext:value-type="float">
            <text:p>8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table:formula="of:=AVERAGE([.I342:.M342])"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VERAGE([.B343:.F343])" office:value-type="float" office:value="78.8" calcext:value-type="float">
            <text:p>78.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formula="of:=AVERAGE([.I343:.M343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table:formula="of:=AVERAGE([.B344:.F344])" office:value-type="float" office:value="82" calcext:value-type="float">
            <text:p>8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formula="of:=AVERAGE([.I344:.M344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AVERAGE([.B345:.F345])" office:value-type="float" office:value="79.2" calcext:value-type="float">
            <text:p>79.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table:formula="of:=AVERAGE([.I345:.M345])" office:value-type="float" office:value="161.2" calcext:value-type="float">
            <text:p>161.2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AVERAGE([.B346:.F346])" office:value-type="float" office:value="79.2" calcext:value-type="float">
            <text:p>79.2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table:formula="of:=AVERAGE([.I346:.M346])" office:value-type="float" office:value="160.4" calcext:value-type="float">
            <text:p>160.4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AVERAGE([.B347:.F347])" office:value-type="float" office:value="82.2" calcext:value-type="float">
            <text:p>82.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formula="of:=AVERAGE([.I347:.M347])" office:value-type="float" office:value="161.8" calcext:value-type="float">
            <text:p>161.8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AVERAGE([.B348:.F348])" office:value-type="float" office:value="79.8" calcext:value-type="float">
            <text:p>79.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table:formula="of:=AVERAGE([.I348:.M348])" office:value-type="float" office:value="166.6" calcext:value-type="float">
            <text:p>166.6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formula="of:=AVERAGE([.B349:.F349])" office:value-type="float" office:value="79.2" calcext:value-type="float">
            <text:p>79.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formula="of:=AVERAGE([.I349:.M349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formula="of:=AVERAGE([.B350:.F350])" office:value-type="float" office:value="82.2" calcext:value-type="float">
            <text:p>82.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table:formula="of:=AVERAGE([.I350:.M350])" office:value-type="float" office:value="163.4" calcext:value-type="float">
            <text:p>163.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AVERAGE([.B351:.F351])" office:value-type="float" office:value="80.4" calcext:value-type="float">
            <text:p>80.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formula="of:=AVERAGE([.I351:.M351])" office:value-type="float" office:value="162.4" calcext:value-type="float">
            <text:p>162.4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B352:.F352])" office:value-type="float" office:value="82" calcext:value-type="float">
            <text:p>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table:formula="of:=AVERAGE([.I352:.M352])"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AVERAGE([.B353:.F353])" office:value-type="float" office:value="81" calcext:value-type="float">
            <text:p>8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table:formula="of:=AVERAGE([.I353:.M353])" office:value-type="float" office:value="164.4" calcext:value-type="float">
            <text:p>164.4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formula="of:=AVERAGE([.B354:.F354])" office:value-type="float" office:value="81.2" calcext:value-type="float">
            <text:p>81.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formula="of:=AVERAGE([.I354:.M354])"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AVERAGE([.B355:.F355])" office:value-type="float" office:value="82.8" calcext:value-type="float">
            <text:p>82.8</text:p>
          </table:table-cell>
          <table:table-cell/>
          <table:table-cell table:number-columns-repeated="3"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formula="of:=AVERAGE([.I355:.M355])" office:value-type="float" office:value="165.6" calcext:value-type="float">
            <text:p>165.6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AVERAGE([.B356:.F356])" office:value-type="float" office:value="81.8" calcext:value-type="float">
            <text:p>81.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formula="of:=AVERAGE([.I356:.M356])" office:value-type="float" office:value="165.6" calcext:value-type="float">
            <text:p>165.6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formula="of:=AVERAGE([.B357:.F357])" office:value-type="float" office:value="83" calcext:value-type="float">
            <text:p>8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AVERAGE([.I357:.M357])"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AVERAGE([.B358:.F358])" office:value-type="float" office:value="82.4" calcext:value-type="float">
            <text:p>82.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table:formula="of:=AVERAGE([.I358:.M358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AVERAGE([.B359:.F359])" office:value-type="float" office:value="84" calcext:value-type="float">
            <text:p>8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formula="of:=AVERAGE([.I359:.M359])"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AVERAGE([.B360:.F360])" office:value-type="float" office:value="83" calcext:value-type="float">
            <text:p>8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formula="of:=AVERAGE([.I360:.M360])" office:value-type="float" office:value="167.8" calcext:value-type="float">
            <text:p>167.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B361:.F361])" office:value-type="float" office:value="82.8" calcext:value-type="float">
            <text:p>82.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formula="of:=AVERAGE([.I361:.M361])"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AVERAGE([.B362:.F362])" office:value-type="float" office:value="83.4" calcext:value-type="float">
            <text:p>83.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table:formula="of:=AVERAGE([.I362:.M362])" office:value-type="float" office:value="169.6" calcext:value-type="float">
            <text:p>169.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AVERAGE([.B363:.F363])" office:value-type="float" office:value="85" calcext:value-type="float">
            <text:p>8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formula="of:=AVERAGE([.I363:.M363])" office:value-type="float" office:value="169.4" calcext:value-type="float">
            <text:p>169.4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AVERAGE([.B364:.F364])" office:value-type="float" office:value="84" calcext:value-type="float">
            <text:p>8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table:formula="of:=AVERAGE([.I364:.M364])" office:value-type="float" office:value="174.2" calcext:value-type="float">
            <text:p>174.2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AVERAGE([.B365:.F365])" office:value-type="float" office:value="86.6" calcext:value-type="float">
            <text:p>86.6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formula="of:=AVERAGE([.I365:.M365])"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AVERAGE([.B366:.F366])" office:value-type="float" office:value="84.2" calcext:value-type="float">
            <text:p>84.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AVERAGE([.I366:.M366])" office:value-type="float" office:value="170.8" calcext:value-type="float">
            <text:p>170.8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AVERAGE([.B367:.F367])" office:value-type="float" office:value="86" calcext:value-type="float">
            <text:p>8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0" calcext:value-type="float">
            <text:p>170</text:p>
          </table:table-cell>
          <table:table-cell table:formula="of:=AVERAGE([.I367:.M367])"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AVERAGE([.B368:.F368])" office:value-type="float" office:value="84.6" calcext:value-type="float">
            <text:p>84.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table:formula="of:=AVERAGE([.I368:.M368])" office:value-type="float" office:value="172.6" calcext:value-type="float">
            <text:p>172.6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AVERAGE([.B369:.F369])" office:value-type="float" office:value="86.4" calcext:value-type="float">
            <text:p>86.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table:formula="of:=AVERAGE([.I369:.M369]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AVERAGE([.B370:.F370])" office:value-type="float" office:value="85.6" calcext:value-type="float">
            <text:p>85.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formula="of:=AVERAGE([.I370:.M370])" office:value-type="float" office:value="171.2" calcext:value-type="float">
            <text:p>171.2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formula="of:=AVERAGE([.B371:.F371])" office:value-type="float" office:value="88.8" calcext:value-type="float">
            <text:p>88.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formula="of:=AVERAGE([.I371:.M371])" office:value-type="float" office:value="171.8" calcext:value-type="float">
            <text:p>171.8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AVERAGE([.B372:.F372])" office:value-type="float" office:value="86.4" calcext:value-type="float">
            <text:p>86.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AVERAGE([.I372:.M372])" office:value-type="float" office:value="173.2" calcext:value-type="float">
            <text:p>173.2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AVERAGE([.B373:.F373])" office:value-type="float" office:value="88" calcext:value-type="float">
            <text:p>88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table:formula="of:=AVERAGE([.I373:.M373])" office:value-type="float" office:value="177.2" calcext:value-type="float">
            <text:p>177.2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formula="of:=AVERAGE([.B374:.F374])" office:value-type="float" office:value="89" calcext:value-type="float">
            <text:p>8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table:formula="of:=AVERAGE([.I374:.M374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AVERAGE([.B375:.F375])" office:value-type="float" office:value="88.2" calcext:value-type="float">
            <text:p>88.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formula="of:=AVERAGE([.I375:.M375])" office:value-type="float" office:value="175.2" calcext:value-type="float">
            <text:p>175.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AVERAGE([.B376:.F376])" office:value-type="float" office:value="89.2" calcext:value-type="float">
            <text:p>89.2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table:formula="of:=AVERAGE([.I376:.M376])" office:value-type="float" office:value="177.6" calcext:value-type="float">
            <text:p>177.6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AVERAGE([.B377:.F377])" office:value-type="float" office:value="88" calcext:value-type="float">
            <text:p>8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174" calcext:value-type="float">
            <text:p>174</text:p>
          </table:table-cell>
          <table:table-cell table:formula="of:=AVERAGE([.I377:.M377])"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AVERAGE([.B378:.F378])" office:value-type="float" office:value="88.6" calcext:value-type="float">
            <text:p>88.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formula="of:=AVERAGE([.I378:.M378])"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AVERAGE([.B379:.F379])" office:value-type="float" office:value="90.4" calcext:value-type="float">
            <text:p>90.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78" calcext:value-type="float">
            <text:p>178</text:p>
          </table:table-cell>
          <table:table-cell table:formula="of:=AVERAGE([.I379:.M379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AVERAGE([.B380:.F380])" office:value-type="float" office:value="89.4" calcext:value-type="float">
            <text:p>89.4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formula="of:=AVERAGE([.I380:.M380])" office:value-type="float" office:value="177.4" calcext:value-type="float">
            <text:p>177.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AVERAGE([.B381:.F381])" office:value-type="float" office:value="89.4" calcext:value-type="float">
            <text:p>89.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table:formula="of:=AVERAGE([.I381:.M381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AVERAGE([.B382:.F382])" office:value-type="float" office:value="91.2" calcext:value-type="float">
            <text:p>91.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table:formula="of:=AVERAGE([.I382:.M382])" office:value-type="float" office:value="177.2" calcext:value-type="float">
            <text:p>177.2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AVERAGE([.B383:.F383])" office:value-type="float" office:value="89.8" calcext:value-type="float">
            <text:p>89.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table:formula="of:=AVERAGE([.I383:.M383])"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AVERAGE([.B384:.F384])" office:value-type="float" office:value="90.6" calcext:value-type="float">
            <text:p>90.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table:formula="of:=AVERAGE([.I384:.M384])" office:value-type="float" office:value="180.4" calcext:value-type="float">
            <text:p>180.4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B385:.F385])" office:value-type="float" office:value="90.4" calcext:value-type="float">
            <text:p>90.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table:formula="of:=AVERAGE([.I385:.M385])" office:value-type="float" office:value="179.4" calcext:value-type="float">
            <text:p>179.4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AVERAGE([.B386:.F386])" office:value-type="float" office:value="90.6" calcext:value-type="float">
            <text:p>90.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table:formula="of:=AVERAGE([.I386:.M386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formula="of:=AVERAGE([.B387:.F387])" office:value-type="float" office:value="91.2" calcext:value-type="float">
            <text:p>91.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AVERAGE([.I387:.M387])" office:value-type="float" office:value="180.6" calcext:value-type="float">
            <text:p>180.6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B388:.F388])" office:value-type="float" office:value="91.2" calcext:value-type="float">
            <text:p>91.2</text:p>
          </table:table-cell>
          <table:table-cell/>
          <table:table-cell table:number-columns-repeated="3" office:value-type="float" office:value="179" calcext:value-type="float">
            <text:p>179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AVERAGE([.I388:.M388])" office:value-type="float" office:value="179.4" calcext:value-type="float">
            <text:p>179.4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AVERAGE([.B389:.F389])" office:value-type="float" office:value="92" calcext:value-type="float">
            <text:p>9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99" calcext:value-type="float">
            <text:p>199</text:p>
          </table:table-cell>
          <table:table-cell table:formula="of:=AVERAGE([.I389:.M389])" office:value-type="float" office:value="179.6" calcext:value-type="float">
            <text:p>179.6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formula="of:=AVERAGE([.B390:.F390])" office:value-type="float" office:value="91.8" calcext:value-type="float">
            <text:p>91.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1" calcext:value-type="float">
            <text:p>181</text:p>
          </table:table-cell>
          <table:table-cell table:formula="of:=AVERAGE([.I390:.M390])" office:value-type="float" office:value="181.2" calcext:value-type="float">
            <text:p>181.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AVERAGE([.B391:.F391])" office:value-type="float" office:value="91" calcext:value-type="float">
            <text:p>9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formula="of:=AVERAGE([.I391:.M391])" office:value-type="float" office:value="183.2" calcext:value-type="float">
            <text:p>183.2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formula="of:=AVERAGE([.B392:.F392])" office:value-type="float" office:value="92.4" calcext:value-type="float">
            <text:p>92.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formula="of:=AVERAGE([.I392:.M392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AVERAGE([.B393:.F393])" office:value-type="float" office:value="91.2" calcext:value-type="float">
            <text:p>91.2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table:formula="of:=AVERAGE([.I393:.M393])" office:value-type="float" office:value="187.8" calcext:value-type="float">
            <text:p>187.8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formula="of:=AVERAGE([.B394:.F394])" office:value-type="float" office:value="94" calcext:value-type="float">
            <text:p>94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formula="of:=AVERAGE([.I394:.M394])" office:value-type="float" office:value="184.2" calcext:value-type="float">
            <text:p>184.2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B395:.F395])" office:value-type="float" office:value="91.4" calcext:value-type="float">
            <text:p>91.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table:formula="of:=AVERAGE([.I395:.M395])" office:value-type="float" office:value="186.8" calcext:value-type="float">
            <text:p>186.8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AVERAGE([.B396:.F396])" office:value-type="float" office:value="91.8" calcext:value-type="float">
            <text:p>91.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formula="of:=AVERAGE([.I396:.M396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AVERAGE([.B397:.F397])" office:value-type="float" office:value="90.8" calcext:value-type="float">
            <text:p>90.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table:formula="of:=AVERAGE([.I397:.M397])" office:value-type="float" office:value="186.8" calcext:value-type="float">
            <text:p>186.8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AVERAGE([.B398:.F398])" office:value-type="float" office:value="93.2" calcext:value-type="float">
            <text:p>93.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formula="of:=AVERAGE([.I398:.M398])" office:value-type="float" office:value="185.6" calcext:value-type="float">
            <text:p>185.6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AVERAGE([.B399:.F399])" office:value-type="float" office:value="92.6" calcext:value-type="float">
            <text:p>92.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table:formula="of:=AVERAGE([.I399:.M399])" office:value-type="float" office:value="186.8" calcext:value-type="float">
            <text:p>186.8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AVERAGE([.B400:.F400])" office:value-type="float" office:value="93.6" calcext:value-type="float">
            <text:p>93.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AVERAGE([.I400:.M400])" office:value-type="float" office:value="183.8" calcext:value-type="float">
            <text:p>183.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AVERAGE([.B401:.F401])" office:value-type="float" office:value="93.6" calcext:value-type="float">
            <text:p>93.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AVERAGE([.I401:.M401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AVERAGE([.B402:.F402])" office:value-type="float" office:value="94" calcext:value-type="float">
            <text:p>94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table:formula="of:=AVERAGE([.I402:.M402])" office:value-type="float" office:value="186.4" calcext:value-type="float">
            <text:p>186.4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AVERAGE([.B403:.F403])" office:value-type="float" office:value="92.8" calcext:value-type="float">
            <text:p>92.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1" calcext:value-type="float">
            <text:p>191</text:p>
          </table:table-cell>
          <table:table-cell table:formula="of:=AVERAGE([.I403:.M403])" office:value-type="float" office:value="187.8" calcext:value-type="float">
            <text:p>187.8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AVERAGE([.B404:.F404])" office:value-type="float" office:value="93.2" calcext:value-type="float">
            <text:p>93.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table:formula="of:=AVERAGE([.I404:.M404])"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AVERAGE([.B405:.F405])" office:value-type="float" office:value="93.6" calcext:value-type="float">
            <text:p>93.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formula="of:=AVERAGE([.I405:.M405])" office:value-type="float" office:value="187.6" calcext:value-type="float">
            <text:p>187.6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AVERAGE([.B406:.F406])" office:value-type="float" office:value="93" calcext:value-type="float">
            <text:p>9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table:formula="of:=AVERAGE([.I406:.M406])" office:value-type="float" office:value="191.8" calcext:value-type="float">
            <text:p>191.8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table:formula="of:=AVERAGE([.B407:.F407])" office:value-type="float" office:value="95.4" calcext:value-type="float">
            <text:p>95.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formula="of:=AVERAGE([.I407:.M407])"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table:formula="of:=AVERAGE([.B408:.F408])" office:value-type="float" office:value="95.8" calcext:value-type="float">
            <text:p>95.8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table:formula="of:=AVERAGE([.I408:.M408])" office:value-type="float" office:value="194.2" calcext:value-type="float">
            <text:p>194.2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AVERAGE([.B409:.F409])" office:value-type="float" office:value="94.6" calcext:value-type="float">
            <text:p>94.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formula="of:=AVERAGE([.I409:.M409])" office:value-type="float" office:value="189.2" calcext:value-type="float">
            <text:p>189.2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AVERAGE([.B410:.F410])" office:value-type="float" office:value="95" calcext:value-type="float">
            <text:p>9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table:formula="of:=AVERAGE([.I410:.M410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AVERAGE([.B411:.F411])" office:value-type="float" office:value="96.4" calcext:value-type="float">
            <text:p>96.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table:formula="of:=AVERAGE([.I411:.M411])" office:value-type="float" office:value="190.6" calcext:value-type="float">
            <text:p>190.6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VERAGE([.B412:.F412])" office:value-type="float" office:value="95.4" calcext:value-type="float">
            <text:p>95.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formula="of:=AVERAGE([.I412:.M412])" office:value-type="float" office:value="191.8" calcext:value-type="float">
            <text:p>191.8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AVERAGE([.B413:.F413])" office:value-type="float" office:value="95.2" calcext:value-type="float">
            <text:p>95.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table:formula="of:=AVERAGE([.I413:.M413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formula="of:=AVERAGE([.B414:.F414])" office:value-type="float" office:value="98.4" calcext:value-type="float">
            <text:p>98.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table:formula="of:=AVERAGE([.I414:.M414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AVERAGE([.B415:.F415])" office:value-type="float" office:value="96.2" calcext:value-type="float">
            <text:p>96.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table:formula="of:=AVERAGE([.I415:.M415])" office:value-type="float" office:value="196.2" calcext:value-type="float">
            <text:p>196.2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AVERAGE([.B416:.F416])" office:value-type="float" office:value="96.6" calcext:value-type="float">
            <text:p>96.6</text:p>
          </table:table-cell>
          <table:table-cell/>
          <table:table-cell table:number-columns-repeated="2"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table:formula="of:=AVERAGE([.I416:.M416])" office:value-type="float" office:value="192.8" calcext:value-type="float">
            <text:p>192.8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AVERAGE([.B417:.F417])" office:value-type="float" office:value="95.8" calcext:value-type="float">
            <text:p>95.8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formula="of:=AVERAGE([.I417:.M417])" office:value-type="float" office:value="194.2" calcext:value-type="float">
            <text:p>194.2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table:formula="of:=AVERAGE([.B418:.F418])" office:value-type="float" office:value="98.6" calcext:value-type="float">
            <text:p>98.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formula="of:=AVERAGE([.I418:.M418])" office:value-type="float" office:value="193.8" calcext:value-type="float">
            <text:p>193.8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AVERAGE([.B419:.F419])" office:value-type="float" office:value="96.8" calcext:value-type="float">
            <text:p>96.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19" calcext:value-type="float">
            <text:p>219</text:p>
          </table:table-cell>
          <table:table-cell table:formula="of:=AVERAGE([.I419:.M419])" office:value-type="float" office:value="199.6" calcext:value-type="float">
            <text:p>199.6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AVERAGE([.B420:.F420])" office:value-type="float" office:value="96.8" calcext:value-type="float">
            <text:p>96.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formula="of:=AVERAGE([.I420:.M420])"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table:formula="of:=AVERAGE([.B421:.F421])" office:value-type="float" office:value="100.4" calcext:value-type="float">
            <text:p>100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table:formula="of:=AVERAGE([.I421:.M421])"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formula="of:=AVERAGE([.B422:.F422])" office:value-type="float" office:value="97.4" calcext:value-type="float">
            <text:p>97.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formula="of:=AVERAGE([.I422:.M422])"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formula="of:=AVERAGE([.B423:.F423])" office:value-type="float" office:value="98.2" calcext:value-type="float">
            <text:p>98.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formula="of:=AVERAGE([.I423:.M423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AVERAGE([.B424:.F424])" office:value-type="float" office:value="97.2" calcext:value-type="float">
            <text:p>97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table:formula="of:=AVERAGE([.I424:.M424])" office:value-type="float" office:value="198.6" calcext:value-type="float">
            <text:p>198.6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formula="of:=AVERAGE([.B425:.F425])" office:value-type="float" office:value="101" calcext:value-type="float">
            <text:p>10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table:formula="of:=AVERAGE([.I425:.M425])" office:value-type="float" office:value="200.2" calcext:value-type="float">
            <text:p>200.2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AVERAGE([.B426:.F426])" office:value-type="float" office:value="98" calcext:value-type="float">
            <text:p>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formula="of:=AVERAGE([.I426:.M426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formula="of:=AVERAGE([.B427:.F427])" office:value-type="float" office:value="99.6" calcext:value-type="float">
            <text:p>99.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AVERAGE([.I427:.M427]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B428:.F428])" office:value-type="float" office:value="98.4" calcext:value-type="float">
            <text:p>98.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formula="of:=AVERAGE([.I428:.M428])"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formula="of:=AVERAGE([.B429:.F429])" office:value-type="float" office:value="101.4" calcext:value-type="float">
            <text:p>101.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1" calcext:value-type="float">
            <text:p>201</text:p>
          </table:table-cell>
          <table:table-cell table:formula="of:=AVERAGE([.I429:.M429])"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formula="of:=AVERAGE([.B430:.F430])" office:value-type="float" office:value="99.6" calcext:value-type="float">
            <text:p>99.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formula="of:=AVERAGE([.I430:.M430])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AVERAGE([.B431:.F431])" office:value-type="float" office:value="100.2" calcext:value-type="float">
            <text:p>100.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table:formula="of:=AVERAGE([.I431:.M431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formula="of:=AVERAGE([.B432:.F432])" office:value-type="float" office:value="101.8" calcext:value-type="float">
            <text:p>101.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table:formula="of:=AVERAGE([.I432:.M432])" office:value-type="float" office:value="201.6" calcext:value-type="float">
            <text:p>201.6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1" calcext:value-type="float">
            <text:p>101</text:p>
          </table:table-cell>
          <table:table-cell table:formula="of:=AVERAGE([.B433:.F433])" office:value-type="float" office:value="100.4" calcext:value-type="float">
            <text:p>100.4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table:formula="of:=AVERAGE([.I433:.M433])" office:value-type="float" office:value="202.8" calcext:value-type="float">
            <text:p>202.8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AVERAGE([.B434:.F434])" office:value-type="float" office:value="100.4" calcext:value-type="float">
            <text:p>100.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table:formula="of:=AVERAGE([.I434:.M434])"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formula="of:=AVERAGE([.B435:.F435])" office:value-type="float" office:value="102.4" calcext:value-type="float">
            <text:p>102.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table:formula="of:=AVERAGE([.I435:.M435])" office:value-type="float" office:value="201.6" calcext:value-type="float">
            <text:p>201.6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AVERAGE([.B436:.F436])" office:value-type="float" office:value="100.6" calcext:value-type="float">
            <text:p>100.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25" calcext:value-type="float">
            <text:p>225</text:p>
          </table:table-cell>
          <table:table-cell table:formula="of:=AVERAGE([.I436:.M436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AVERAGE([.B437:.F437])" office:value-type="float" office:value="101.4" calcext:value-type="float">
            <text:p>101.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AVERAGE([.I437:.M437])" office:value-type="float" office:value="202.2" calcext:value-type="float">
            <text:p>202.2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formula="of:=AVERAGE([.B438:.F438])" office:value-type="float" office:value="103.4" calcext:value-type="float">
            <text:p>103.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  <table:table-cell table:formula="of:=AVERAGE([.I438:.M438])" office:value-type="float" office:value="209.4" calcext:value-type="float">
            <text:p>209.4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AVERAGE([.B439:.F439])" office:value-type="float" office:value="102.4" calcext:value-type="float">
            <text:p>102.4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formula="of:=AVERAGE([.I439:.M439])" office:value-type="float" office:value="203.8" calcext:value-type="float">
            <text:p>203.8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formula="of:=AVERAGE([.B440:.F440])" office:value-type="float" office:value="101.8" calcext:value-type="float">
            <text:p>101.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table:formula="of:=AVERAGE([.I440:.M440])" office:value-type="float" office:value="202.2" calcext:value-type="float">
            <text:p>202.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AVERAGE([.B441:.F441])" office:value-type="float" office:value="102.6" calcext:value-type="float">
            <text:p>102.6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formula="of:=AVERAGE([.I441:.M441])" office:value-type="float" office:value="207.8" calcext:value-type="float">
            <text:p>207.8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AVERAGE([.B442:.F442])" office:value-type="float" office:value="102.2" calcext:value-type="float">
            <text:p>102.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4" calcext:value-type="float">
            <text:p>204</text:p>
          </table:table-cell>
          <table:table-cell table:formula="of:=AVERAGE([.I442:.M442])" office:value-type="float" office:value="204.8" calcext:value-type="float">
            <text:p>204.8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formula="of:=AVERAGE([.B443:.F443])" office:value-type="float" office:value="104" calcext:value-type="float">
            <text:p>10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table:formula="of:=AVERAGE([.I443:.M443])"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AVERAGE([.B444:.F444])" office:value-type="float" office:value="103.6" calcext:value-type="float">
            <text:p>103.6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table:formula="of:=AVERAGE([.I444:.M444])"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AVERAGE([.B445:.F445])" office:value-type="float" office:value="103.4" calcext:value-type="float">
            <text:p>103.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table:formula="of:=AVERAGE([.I445:.M445])" office:value-type="float" office:value="209.4" calcext:value-type="float">
            <text:p>209.4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table:formula="of:=AVERAGE([.B446:.F446])" office:value-type="float" office:value="107" calcext:value-type="float">
            <text:p>107</text:p>
          </table:table-cell>
          <table:table-cell/>
          <table:table-cell table:number-columns-repeated="2"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formula="of:=AVERAGE([.I446:.M446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AVERAGE([.B447:.F447])" office:value-type="float" office:value="104.6" calcext:value-type="float">
            <text:p>104.6</text:p>
          </table:table-cell>
          <table:table-cell/>
          <table:table-cell table:number-columns-repeated="2"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table:formula="of:=AVERAGE([.I447:.M447])" office:value-type="float" office:value="206.8" calcext:value-type="float">
            <text:p>206.8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formula="of:=AVERAGE([.B448:.F448])" office:value-type="float" office:value="107.2" calcext:value-type="float">
            <text:p>107.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table:formula="of:=AVERAGE([.I448:.M448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AVERAGE([.B449:.F449])" office:value-type="float" office:value="105.2" calcext:value-type="float">
            <text:p>105.2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table:formula="of:=AVERAGE([.I449:.M449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AVERAGE([.B450:.F450])" office:value-type="float" office:value="106" calcext:value-type="float">
            <text:p>10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table:formula="of:=AVERAGE([.I450:.M450])"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AVERAGE([.B451:.F451])" office:value-type="float" office:value="106.8" calcext:value-type="float">
            <text:p>106.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formula="of:=AVERAGE([.I451:.M451])" office:value-type="float" office:value="211.2" calcext:value-type="float">
            <text:p>211.2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formula="of:=AVERAGE([.B452:.F452])" office:value-type="float" office:value="106.2" calcext:value-type="float">
            <text:p>106.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formula="of:=AVERAGE([.I452:.M452])" office:value-type="float" office:value="209.2" calcext:value-type="float">
            <text:p>209.2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table:formula="of:=AVERAGE([.B453:.F453])" office:value-type="float" office:value="109.6" calcext:value-type="float">
            <text:p>109.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table:formula="of:=AVERAGE([.I453:.M453])"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formula="of:=AVERAGE([.B454:.F454])" office:value-type="float" office:value="106.8" calcext:value-type="float">
            <text:p>106.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table:formula="of:=AVERAGE([.I454:.M454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table:formula="of:=AVERAGE([.B455:.F455])" office:value-type="float" office:value="110" calcext:value-type="float">
            <text:p>11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table:formula="of:=AVERAGE([.I455:.M455])"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AVERAGE([.B456:.F456])" office:value-type="float" office:value="106.8" calcext:value-type="float">
            <text:p>106.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table:formula="of:=AVERAGE([.I456:.M456])" office:value-type="float" office:value="215.6" calcext:value-type="float">
            <text:p>215.6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106" calcext:value-type="float">
            <text:p>106</text:p>
          </table:table-cell>
          <table:table-cell table:formula="of:=AVERAGE([.B457:.F457])" office:value-type="float" office:value="107.2" calcext:value-type="float">
            <text:p>107.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table:formula="of:=AVERAGE([.I457:.M457])" office:value-type="float" office:value="214.2" calcext:value-type="float">
            <text:p>214.2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AVERAGE([.B458:.F458])" office:value-type="float" office:value="106.4" calcext:value-type="float">
            <text:p>106.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table:formula="of:=AVERAGE([.I458:.M458])"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table:formula="of:=AVERAGE([.B459:.F459])" office:value-type="float" office:value="109.6" calcext:value-type="float">
            <text:p>109.6</text:p>
          </table:table-cell>
          <table:table-cell/>
          <table:table-cell table:number-columns-repeated="2"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AVERAGE([.I459:.M459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AVERAGE([.B460:.F460])" office:value-type="float" office:value="107.8" calcext:value-type="float">
            <text:p>107.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table:formula="of:=AVERAGE([.I460:.M460])"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AVERAGE([.B461:.F461])" office:value-type="float" office:value="108.4" calcext:value-type="float">
            <text:p>108.4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formula="of:=AVERAGE([.I461:.M461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AVERAGE([.B462:.F462])" office:value-type="float" office:value="108.4" calcext:value-type="float">
            <text:p>108.4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234" calcext:value-type="float">
            <text:p>234</text:p>
          </table:table-cell>
          <table:table-cell table:formula="of:=AVERAGE([.I462:.M462])"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table:formula="of:=AVERAGE([.B463:.F463])" office:value-type="float" office:value="111.4" calcext:value-type="float">
            <text:p>111.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formula="of:=AVERAGE([.I463:.M463])" office:value-type="float" office:value="216.4" calcext:value-type="float">
            <text:p>216.4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AVERAGE([.B464:.F464])" office:value-type="float" office:value="108.6" calcext:value-type="float">
            <text:p>108.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table:formula="of:=AVERAGE([.I464:.M464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formula="of:=AVERAGE([.B465:.F465])" office:value-type="float" office:value="110.8" calcext:value-type="float">
            <text:p>110.8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formula="of:=AVERAGE([.I465:.M465])"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AVERAGE([.B466:.F466])" office:value-type="float" office:value="109.2" calcext:value-type="float">
            <text:p>109.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table:formula="of:=AVERAGE([.I466:.M466])" office:value-type="float" office:value="215.4" calcext:value-type="float">
            <text:p>215.4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AVERAGE([.B467:.F467])" office:value-type="float" office:value="110" calcext:value-type="float">
            <text:p>11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formula="of:=AVERAGE([.I467:.M467])"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AVERAGE([.B468:.F468])" office:value-type="float" office:value="112.2" calcext:value-type="float">
            <text:p>112.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table:formula="of:=AVERAGE([.I468:.M468])"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AVERAGE([.B469:.F469])" office:value-type="float" office:value="109.8" calcext:value-type="float">
            <text:p>109.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formula="of:=AVERAGE([.I469:.M469])"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table:formula="of:=AVERAGE([.B470:.F470])" office:value-type="float" office:value="112.2" calcext:value-type="float">
            <text:p>112.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table:formula="of:=AVERAGE([.I470:.M470])" office:value-type="float" office:value="220.6" calcext:value-type="float">
            <text:p>220.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formula="of:=AVERAGE([.B471:.F471])" office:value-type="float" office:value="110.6" calcext:value-type="float">
            <text:p>110.6</text:p>
          </table:table-cell>
          <table:table-cell/>
          <table:table-cell table:number-columns-repeated="3"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formula="of:=AVERAGE([.I471:.M471])" office:value-type="float" office:value="218.6" calcext:value-type="float">
            <text:p>218.6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formula="of:=AVERAGE([.B472:.F472])" office:value-type="float" office:value="111.2" calcext:value-type="float">
            <text:p>111.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formula="of:=AVERAGE([.I472:.M472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formula="of:=AVERAGE([.B473:.F473])" office:value-type="float" office:value="111.4" calcext:value-type="float">
            <text:p>111.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table:formula="of:=AVERAGE([.I473:.M473])" office:value-type="float" office:value="220.2" calcext:value-type="float">
            <text:p>220.2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formula="of:=AVERAGE([.B474:.F474])" office:value-type="float" office:value="110" calcext:value-type="float">
            <text:p>11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table:formula="of:=AVERAGE([.I474:.M474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AVERAGE([.B475:.F475])" office:value-type="float" office:value="111.2" calcext:value-type="float">
            <text:p>111.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table:formula="of:=AVERAGE([.I475:.M475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formula="of:=AVERAGE([.B476:.F476])" office:value-type="float" office:value="111.2" calcext:value-type="float">
            <text:p>111.2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table:formula="of:=AVERAGE([.I476:.M476])" office:value-type="float" office:value="222.2" calcext:value-type="float">
            <text:p>222.2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AVERAGE([.B477:.F477])" office:value-type="float" office:value="112.4" calcext:value-type="float">
            <text:p>112.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formula="of:=AVERAGE([.I477:.M477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AVERAGE([.B478:.F478])" office:value-type="float" office:value="111.4" calcext:value-type="float">
            <text:p>111.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table:formula="of:=AVERAGE([.I478:.M478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AVERAGE([.B479:.F479])" office:value-type="float" office:value="112.2" calcext:value-type="float">
            <text:p>112.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AVERAGE([.I479:.M479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AVERAGE([.B480:.F480])" office:value-type="float" office:value="111.6" calcext:value-type="float">
            <text:p>111.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AVERAGE([.I480:.M480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formula="of:=AVERAGE([.B481:.F481])" office:value-type="float" office:value="113.8" calcext:value-type="float">
            <text:p>113.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formula="of:=AVERAGE([.I481:.M481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formula="of:=AVERAGE([.B482:.F482])" office:value-type="float" office:value="111.2" calcext:value-type="float">
            <text:p>111.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table:formula="of:=AVERAGE([.I482:.M482])" office:value-type="float" office:value="223.6" calcext:value-type="float">
            <text:p>223.6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AVERAGE([.B483:.F483])" office:value-type="float" office:value="111.6" calcext:value-type="float">
            <text:p>111.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table:formula="of:=AVERAGE([.I483:.M483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table:formula="of:=AVERAGE([.B484:.F484])" office:value-type="float" office:value="115.6" calcext:value-type="float">
            <text:p>115.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formula="of:=AVERAGE([.I484:.M484])" office:value-type="float" office:value="221.8" calcext:value-type="float">
            <text:p>221.8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table:formula="of:=AVERAGE([.B485:.F485])" office:value-type="float" office:value="112.8" calcext:value-type="float">
            <text:p>112.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formula="of:=AVERAGE([.I485:.M485])" office:value-type="float" office:value="230.6" calcext:value-type="float">
            <text:p>230.6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AVERAGE([.B486:.F486])" office:value-type="float" office:value="114" calcext:value-type="float">
            <text:p>114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formula="of:=AVERAGE([.I486:.M486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formula="of:=AVERAGE([.B487:.F487])" office:value-type="float" office:value="113.4" calcext:value-type="float">
            <text:p>113.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table:formula="of:=AVERAGE([.I487:.M487])" office:value-type="float" office:value="228.8" calcext:value-type="float">
            <text:p>228.8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table:formula="of:=AVERAGE([.B488:.F488])" office:value-type="float" office:value="116.6" calcext:value-type="float">
            <text:p>116.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formula="of:=AVERAGE([.I488:.M488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table:formula="of:=AVERAGE([.B489:.F489])" office:value-type="float" office:value="114.2" calcext:value-type="float">
            <text:p>114.2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5" calcext:value-type="float">
            <text:p>235</text:p>
          </table:table-cell>
          <table:table-cell table:formula="of:=AVERAGE([.I489:.M489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AVERAGE([.B490:.F490])" office:value-type="float" office:value="115.8" calcext:value-type="float">
            <text:p>115.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table:formula="of:=AVERAGE([.I490:.M490])" office:value-type="float" office:value="228.2" calcext:value-type="float">
            <text:p>228.2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formula="of:=AVERAGE([.B491:.F491])" office:value-type="float" office:value="114" calcext:value-type="float">
            <text:p>11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table:formula="of:=AVERAGE([.I491:.M491])"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formula="of:=AVERAGE([.B492:.F492])" office:value-type="float" office:value="114" calcext:value-type="float">
            <text:p>11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table:formula="of:=AVERAGE([.I492:.M492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AVERAGE([.B493:.F493])" office:value-type="float" office:value="115.8" calcext:value-type="float">
            <text:p>115.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formula="of:=AVERAGE([.I493:.M493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table:formula="of:=AVERAGE([.B494:.F494])" office:value-type="float" office:value="117.4" calcext:value-type="float">
            <text:p>117.4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table:formula="of:=AVERAGE([.I494:.M494])" office:value-type="float" office:value="231.8" calcext:value-type="float">
            <text:p>231.8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table:formula="of:=AVERAGE([.B495:.F495])" office:value-type="float" office:value="115.4" calcext:value-type="float">
            <text:p>115.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table:formula="of:=AVERAGE([.I495:.M495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table:formula="of:=AVERAGE([.B496:.F496])" office:value-type="float" office:value="116.4" calcext:value-type="float">
            <text:p>116.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table:formula="of:=AVERAGE([.I496:.M496])"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formula="of:=AVERAGE([.B497:.F497])" office:value-type="float" office:value="114.6" calcext:value-type="float">
            <text:p>114.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table:formula="of:=AVERAGE([.I497:.M497])"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table:formula="of:=AVERAGE([.B498:.F498])" office:value-type="float" office:value="116.4" calcext:value-type="float">
            <text:p>116.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formula="of:=AVERAGE([.I498:.M498])" office:value-type="float" office:value="233.4" calcext:value-type="float">
            <text:p>233.4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table:formula="of:=AVERAGE([.B499:.F499])" office:value-type="float" office:value="115" calcext:value-type="float">
            <text:p>11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formula="of:=AVERAGE([.I499:.M499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AVERAGE([.B500:.F500])" office:value-type="float" office:value="115.8" calcext:value-type="float">
            <text:p>115.8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table:formula="of:=AVERAGE([.I500:.M500])" office:value-type="float" office:value="237.6" calcext:value-type="float">
            <text:p>237.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formula="of:=AVERAGE([.B501:.F501])" office:value-type="float" office:value="114.6" calcext:value-type="float">
            <text:p>114.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formula="of:=AVERAGE([.I501:.M501])" office:value-type="float" office:value="236.4" calcext:value-type="float">
            <text:p>23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1:03:05.943782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21:04:52.148515661</meta:creation-date>
    <dc:date>2020-03-02T21:29:54.345983505</dc:date>
    <meta:editing-duration>PT29M</meta:editing-duration>
    <meta:editing-cycles>3</meta:editing-cycles>
    <meta:generator>LibreOffice/6.2.8.2$Linux_X86_64 LibreOffice_project/20$Build-2</meta:generator>
    <meta:document-statistic meta:table-count="1" meta:cell-count="65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2cm" svg:height="12.591cm" xlink:href=".." xlink:type="simple" chart:class="chart:scatter" chart:style-name="ch1">
        <chart:legend chart:legend-position="end" svg:x="17.21cm" svg:y="5.249cm" style:legend-expansion="high" chart:style-name="ch2"/>
        <chart:plot-area chart:style-name="ch3" table:cell-range-address="Sheet1.A1:Sheet1.A501 Sheet1.G1:Sheet1.G501 Sheet1.N1:Sheet1.N501" chart:data-source-has-labels="row" svg:x="2.015cm" svg:y="0.256cm" svg:width="15.76cm" svg:height="10.377cm">
          <chartooo:coordinate-region svg:x="2.822cm" svg:y="0.455cm" svg:width="14.396cm" svg:height="9.531cm"/>
          <chart:axis chart:dimension="x" chart:name="primary-x" chart:style-name="ch4">
            <chart:title svg:x="7.086cm" svg:y="10.884cm" chart:style-name="ch5">
              <text:p>No. of Items to Enqueue and Dequeue</text:p>
            </chart:title>
            <chart:grid chart:style-name="ch6" chart:class="major"/>
          </chart:axis>
          <chart:axis chart:dimension="y" chart:name="primary-y" chart:style-name="ch4">
            <chart:title svg:x="1.033cm" svg:y="8.544cm" chart:style-name="ch7">
              <text:p>Time to Enqueue and Dequeue Items (ms)</text:p>
            </chart:title>
            <chart:grid chart:style-name="ch6" chart:class="major"/>
          </chart:axis>
          <chart:series chart:style-name="ch8" chart:values-cell-range-address="Sheet1.G2:Sheet1.G501" chart:label-cell-address="Sheet1.G1:Sheet1.G1" chart:class="chart:scatter">
            <chart:domain table:cell-range-address="Sheet1.A2:Sheet1.A501"/>
            <chart:regression-curve chart:style-name="ch9"/>
            <chart:data-point chart:repeated="500"/>
          </chart:series>
          <chart:series chart:style-name="ch10" chart:values-cell-range-address="Sheet1.N2:Sheet1.N501" chart:label-cell-address="Sheet1.N1:Sheet1.N1" chart:class="chart:scatter">
            <chart:regression-curve chart:style-name="ch11"/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</text:p>
                <draw:g>
                  <svg:desc>Sheet1.G1:Sheet1.G1</svg:desc>
                </draw:g>
              </table:table-cell>
              <table:table-cell office:value-type="string">
                <text:p>locking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501</svg:desc>
                </draw:g>
              </table:table-cell>
              <table:table-cell office:value-type="float" office:value="0">
                <text:p>0</text:p>
                <draw:g>
                  <svg:desc>Sheet1.G2:Sheet1.G501</svg:desc>
                </draw:g>
              </table:table-cell>
              <table:table-cell office:value-type="float" office:value="0.4">
                <text:p>0.4</text:p>
                <draw:g>
                  <svg:desc>Sheet1.N2:Sheet1.N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6">
                <text:p>1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">
                <text:p>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.6">
                <text:p>2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2.4">
                <text:p>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2.2">
                <text:p>2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.4">
                <text:p>3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4">
                <text:p>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4.2">
                <text:p>4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5">
                <text:p>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5.2">
                <text:p>5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5.6">
                <text:p>5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5.8">
                <text:p>5.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6">
                <text:p>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1">
                <text:p>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6.6">
                <text:p>6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7">
                <text:p>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7">
                <text:p>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7.2">
                <text:p>7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8">
                <text:p>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8.2">
                <text:p>8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8">
                <text:p>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8">
                <text:p>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9">
                <text:p>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9">
                <text:p>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9">
                <text:p>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9">
                <text:p>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9.6">
                <text:p>9.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1.8">
                <text:p>11.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0.2">
                <text:p>10.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10.4">
                <text:p>10.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10.8">
                <text:p>10.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11">
                <text:p>11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11.6">
                <text:p>11.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11.8">
                <text:p>11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13.8">
                <text:p>13.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12.4">
                <text:p>12.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13.6">
                <text:p>13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13">
                <text:p>1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13">
                <text:p>1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13">
                <text:p>1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15.2">
                <text:p>15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13.8">
                <text:p>13.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14">
                <text:p>1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16">
                <text:p>1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1.2">
                <text:p>21.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15.2">
                <text:p>15.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15.8">
                <text:p>15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16">
                <text:p>1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16">
                <text:p>1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16">
                <text:p>16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17">
                <text:p>17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17">
                <text:p>17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17.2">
                <text:p>17.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17.6">
                <text:p>17.6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18">
                <text:p>18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18">
                <text:p>18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18.2">
                <text:p>18.2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18.4">
                <text:p>18.4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18.8">
                <text:p>18.8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19.2">
                <text:p>19.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19.2">
                <text:p>19.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19.4">
                <text:p>19.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20.6">
                <text:p>20.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20">
                <text:p>2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20.2">
                <text:p>20.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20.8">
                <text:p>20.8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20.4">
                <text:p>20.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21.2">
                <text:p>21.2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21.2">
                <text:p>21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22.2">
                <text:p>22.2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22">
                <text:p>2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22.2">
                <text:p>22.2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22.2">
                <text:p>22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22.8">
                <text:p>22.8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23">
                <text:p>2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23">
                <text:p>23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23.4">
                <text:p>23.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">
                <text:p>101000</text:p>
              </table:table-cell>
              <table:table-cell office:value-type="float" office:value="23.6">
                <text:p>23.6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">
                <text:p>102000</text:p>
              </table:table-cell>
              <table:table-cell office:value-type="float" office:value="24">
                <text:p>24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">
                <text:p>103000</text:p>
              </table:table-cell>
              <table:table-cell office:value-type="float" office:value="24.2">
                <text:p>24.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">
                <text:p>104000</text:p>
              </table:table-cell>
              <table:table-cell office:value-type="float" office:value="24">
                <text:p>24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">
                <text:p>105000</text:p>
              </table:table-cell>
              <table:table-cell office:value-type="float" office:value="24.6">
                <text:p>24.6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">
                <text:p>106000</text:p>
              </table:table-cell>
              <table:table-cell office:value-type="float" office:value="24.8">
                <text:p>24.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">
                <text:p>107000</text:p>
              </table:table-cell>
              <table:table-cell office:value-type="float" office:value="25">
                <text:p>25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">
                <text:p>108000</text:p>
              </table:table-cell>
              <table:table-cell office:value-type="float" office:value="25.4">
                <text:p>25.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">
                <text:p>109000</text:p>
              </table:table-cell>
              <table:table-cell office:value-type="float" office:value="25.4">
                <text:p>25.4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25.6">
                <text:p>25.6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">
                <text:p>111000</text:p>
              </table:table-cell>
              <table:table-cell office:value-type="float" office:value="31">
                <text:p>3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">
                <text:p>112000</text:p>
              </table:table-cell>
              <table:table-cell office:value-type="float" office:value="26">
                <text:p>2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">
                <text:p>113000</text:p>
              </table:table-cell>
              <table:table-cell office:value-type="float" office:value="26.4">
                <text:p>26.4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">
                <text:p>114000</text:p>
              </table:table-cell>
              <table:table-cell office:value-type="float" office:value="26.4">
                <text:p>26.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">
                <text:p>115000</text:p>
              </table:table-cell>
              <table:table-cell office:value-type="float" office:value="26.8">
                <text:p>26.8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">
                <text:p>116000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">
                <text:p>117000</text:p>
              </table:table-cell>
              <table:table-cell office:value-type="float" office:value="27.8">
                <text:p>27.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">
                <text:p>118000</text:p>
              </table:table-cell>
              <table:table-cell office:value-type="float" office:value="27.6">
                <text:p>27.6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">
                <text:p>119000</text:p>
              </table:table-cell>
              <table:table-cell office:value-type="float" office:value="27.6">
                <text:p>27.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">
                <text:p>120000</text:p>
              </table:table-cell>
              <table:table-cell office:value-type="float" office:value="28">
                <text:p>28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">
                <text:p>121000</text:p>
              </table:table-cell>
              <table:table-cell office:value-type="float" office:value="28">
                <text:p>28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">
                <text:p>122000</text:p>
              </table:table-cell>
              <table:table-cell office:value-type="float" office:value="28.2">
                <text:p>28.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">
                <text:p>123000</text:p>
              </table:table-cell>
              <table:table-cell office:value-type="float" office:value="29.2">
                <text:p>29.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">
                <text:p>124000</text:p>
              </table:table-cell>
              <table:table-cell office:value-type="float" office:value="28.6">
                <text:p>28.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">
                <text:p>125000</text:p>
              </table:table-cell>
              <table:table-cell office:value-type="float" office:value="33.2">
                <text:p>33.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">
                <text:p>126000</text:p>
              </table:table-cell>
              <table:table-cell office:value-type="float" office:value="29.2">
                <text:p>29.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">
                <text:p>127000</text:p>
              </table:table-cell>
              <table:table-cell office:value-type="float" office:value="29.6">
                <text:p>29.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">
                <text:p>128000</text:p>
              </table:table-cell>
              <table:table-cell office:value-type="float" office:value="29.4">
                <text:p>29.4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">
                <text:p>129000</text:p>
              </table:table-cell>
              <table:table-cell office:value-type="float" office:value="30">
                <text:p>3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">
                <text:p>130000</text:p>
              </table:table-cell>
              <table:table-cell office:value-type="float" office:value="30.2">
                <text:p>30.2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">
                <text:p>131000</text:p>
              </table:table-cell>
              <table:table-cell office:value-type="float" office:value="30.4">
                <text:p>30.4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">
                <text:p>132000</text:p>
              </table:table-cell>
              <table:table-cell office:value-type="float" office:value="30">
                <text:p>30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">
                <text:p>133000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">
                <text:p>134000</text:p>
              </table:table-cell>
              <table:table-cell office:value-type="float" office:value="31.2">
                <text:p>31.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">
                <text:p>135000</text:p>
              </table:table-cell>
              <table:table-cell office:value-type="float" office:value="31.6">
                <text:p>31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">
                <text:p>136000</text:p>
              </table:table-cell>
              <table:table-cell office:value-type="float" office:value="31.8">
                <text:p>31.8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">
                <text:p>137000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">
                <text:p>138000</text:p>
              </table:table-cell>
              <table:table-cell office:value-type="float" office:value="32.4">
                <text:p>32.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">
                <text:p>139000</text:p>
              </table:table-cell>
              <table:table-cell office:value-type="float" office:value="32.4">
                <text:p>32.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">
                <text:p>140000</text:p>
              </table:table-cell>
              <table:table-cell office:value-type="float" office:value="32.6">
                <text:p>32.6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">
                <text:p>141000</text:p>
              </table:table-cell>
              <table:table-cell office:value-type="float" office:value="32.8">
                <text:p>32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">
                <text:p>142000</text:p>
              </table:table-cell>
              <table:table-cell office:value-type="float" office:value="33.2">
                <text:p>33.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">
                <text:p>143000</text:p>
              </table:table-cell>
              <table:table-cell office:value-type="float" office:value="33.4">
                <text:p>33.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">
                <text:p>144000</text:p>
              </table:table-cell>
              <table:table-cell office:value-type="float" office:value="33.8">
                <text:p>33.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">
                <text:p>145000</text:p>
              </table:table-cell>
              <table:table-cell office:value-type="float" office:value="33.8">
                <text:p>33.8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">
                <text:p>146000</text:p>
              </table:table-cell>
              <table:table-cell office:value-type="float" office:value="34.2">
                <text:p>34.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">
                <text:p>147000</text:p>
              </table:table-cell>
              <table:table-cell office:value-type="float" office:value="34.2">
                <text:p>34.2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">
                <text:p>148000</text:p>
              </table:table-cell>
              <table:table-cell office:value-type="float" office:value="34.8">
                <text:p>34.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">
                <text:p>149000</text:p>
              </table:table-cell>
              <table:table-cell office:value-type="float" office:value="34.8">
                <text:p>34.8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">
                <text:p>150000</text:p>
              </table:table-cell>
              <table:table-cell office:value-type="float" office:value="35.4">
                <text:p>35.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">
                <text:p>151000</text:p>
              </table:table-cell>
              <table:table-cell office:value-type="float" office:value="35.4">
                <text:p>35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">
                <text:p>152000</text:p>
              </table:table-cell>
              <table:table-cell office:value-type="float" office:value="35.4">
                <text:p>35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">
                <text:p>153000</text:p>
              </table:table-cell>
              <table:table-cell office:value-type="float" office:value="36">
                <text:p>3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">
                <text:p>154000</text:p>
              </table:table-cell>
              <table:table-cell office:value-type="float" office:value="36">
                <text:p>3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">
                <text:p>155000</text:p>
              </table:table-cell>
              <table:table-cell office:value-type="float" office:value="36.4">
                <text:p>36.4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">
                <text:p>156000</text:p>
              </table:table-cell>
              <table:table-cell office:value-type="float" office:value="36.8">
                <text:p>36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">
                <text:p>157000</text:p>
              </table:table-cell>
              <table:table-cell office:value-type="float" office:value="37">
                <text:p>3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">
                <text:p>158000</text:p>
              </table:table-cell>
              <table:table-cell office:value-type="float" office:value="37.4">
                <text:p>37.4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">
                <text:p>159000</text:p>
              </table:table-cell>
              <table:table-cell office:value-type="float" office:value="37.2">
                <text:p>37.2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">
                <text:p>160000</text:p>
              </table:table-cell>
              <table:table-cell office:value-type="float" office:value="37.6">
                <text:p>37.6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">
                <text:p>161000</text:p>
              </table:table-cell>
              <table:table-cell office:value-type="float" office:value="38.8">
                <text:p>38.8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">
                <text:p>162000</text:p>
              </table:table-cell>
              <table:table-cell office:value-type="float" office:value="38">
                <text:p>38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">
                <text:p>163000</text:p>
              </table:table-cell>
              <table:table-cell office:value-type="float" office:value="38.2">
                <text:p>38.2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">
                <text:p>164000</text:p>
              </table:table-cell>
              <table:table-cell office:value-type="float" office:value="39.6">
                <text:p>39.6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">
                <text:p>165000</text:p>
              </table:table-cell>
              <table:table-cell office:value-type="float" office:value="38.4">
                <text:p>38.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">
                <text:p>166000</text:p>
              </table:table-cell>
              <table:table-cell office:value-type="float" office:value="38.6">
                <text:p>38.6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">
                <text:p>167000</text:p>
              </table:table-cell>
              <table:table-cell office:value-type="float" office:value="39">
                <text:p>39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">
                <text:p>168000</text:p>
              </table:table-cell>
              <table:table-cell office:value-type="float" office:value="39.2">
                <text:p>39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">
                <text:p>169000</text:p>
              </table:table-cell>
              <table:table-cell office:value-type="float" office:value="39.6">
                <text:p>39.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">
                <text:p>170000</text:p>
              </table:table-cell>
              <table:table-cell office:value-type="float" office:value="40">
                <text:p>4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">
                <text:p>171000</text:p>
              </table:table-cell>
              <table:table-cell office:value-type="float" office:value="40.4">
                <text:p>40.4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">
                <text:p>172000</text:p>
              </table:table-cell>
              <table:table-cell office:value-type="float" office:value="40.8">
                <text:p>40.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">
                <text:p>173000</text:p>
              </table:table-cell>
              <table:table-cell office:value-type="float" office:value="41.2">
                <text:p>41.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">
                <text:p>174000</text:p>
              </table:table-cell>
              <table:table-cell office:value-type="float" office:value="41.4">
                <text:p>41.4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">
                <text:p>175000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">
                <text:p>176000</text:p>
              </table:table-cell>
              <table:table-cell office:value-type="float" office:value="41.8">
                <text:p>41.8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">
                <text:p>177000</text:p>
              </table:table-cell>
              <table:table-cell office:value-type="float" office:value="41.8">
                <text:p>41.8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">
                <text:p>178000</text:p>
              </table:table-cell>
              <table:table-cell office:value-type="float" office:value="42">
                <text:p>42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">
                <text:p>179000</text:p>
              </table:table-cell>
              <table:table-cell office:value-type="float" office:value="41.8">
                <text:p>41.8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">
                <text:p>180000</text:p>
              </table:table-cell>
              <table:table-cell office:value-type="float" office:value="42.6">
                <text:p>42.6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">
                <text:p>181000</text:p>
              </table:table-cell>
              <table:table-cell office:value-type="float" office:value="42">
                <text:p>42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">
                <text:p>182000</text:p>
              </table:table-cell>
              <table:table-cell office:value-type="float" office:value="43">
                <text:p>4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">
                <text:p>183000</text:p>
              </table:table-cell>
              <table:table-cell office:value-type="float" office:value="42.8">
                <text:p>42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">
                <text:p>184000</text:p>
              </table:table-cell>
              <table:table-cell office:value-type="float" office:value="43.2">
                <text:p>43.2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">
                <text:p>185000</text:p>
              </table:table-cell>
              <table:table-cell office:value-type="float" office:value="43.4">
                <text:p>43.4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">
                <text:p>186000</text:p>
              </table:table-cell>
              <table:table-cell office:value-type="float" office:value="44.2">
                <text:p>44.2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">
                <text:p>187000</text:p>
              </table:table-cell>
              <table:table-cell office:value-type="float" office:value="44">
                <text:p>44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">
                <text:p>188000</text:p>
              </table:table-cell>
              <table:table-cell office:value-type="float" office:value="44.2">
                <text:p>44.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">
                <text:p>189000</text:p>
              </table:table-cell>
              <table:table-cell office:value-type="float" office:value="44">
                <text:p>4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">
                <text:p>190000</text:p>
              </table:table-cell>
              <table:table-cell office:value-type="float" office:value="44.4">
                <text:p>44.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">
                <text:p>191000</text:p>
              </table:table-cell>
              <table:table-cell office:value-type="float" office:value="44.2">
                <text:p>44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">
                <text:p>192000</text:p>
              </table:table-cell>
              <table:table-cell office:value-type="float" office:value="45.2">
                <text:p>45.2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">
                <text:p>193000</text:p>
              </table:table-cell>
              <table:table-cell office:value-type="float" office:value="46.4">
                <text:p>46.4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">
                <text:p>194000</text:p>
              </table:table-cell>
              <table:table-cell office:value-type="float" office:value="45.6">
                <text:p>45.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">
                <text:p>195000</text:p>
              </table:table-cell>
              <table:table-cell office:value-type="float" office:value="46.2">
                <text:p>46.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">
                <text:p>196000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">
                <text:p>197000</text:p>
              </table:table-cell>
              <table:table-cell office:value-type="float" office:value="46">
                <text:p>46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">
                <text:p>198000</text:p>
              </table:table-cell>
              <table:table-cell office:value-type="float" office:value="46.8">
                <text:p>46.8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">
                <text:p>199000</text:p>
              </table:table-cell>
              <table:table-cell office:value-type="float" office:value="46.6">
                <text:p>46.6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">
                <text:p>200000</text:p>
              </table:table-cell>
              <table:table-cell office:value-type="float" office:value="46.8">
                <text:p>46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">
                <text:p>201000</text:p>
              </table:table-cell>
              <table:table-cell office:value-type="float" office:value="46.6">
                <text:p>46.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">
                <text:p>202000</text:p>
              </table:table-cell>
              <table:table-cell office:value-type="float" office:value="47.6">
                <text:p>47.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">
                <text:p>203000</text:p>
              </table:table-cell>
              <table:table-cell office:value-type="float" office:value="49">
                <text:p>49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">
                <text:p>204000</text:p>
              </table:table-cell>
              <table:table-cell office:value-type="float" office:value="48.2">
                <text:p>48.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">
                <text:p>205000</text:p>
              </table:table-cell>
              <table:table-cell office:value-type="float" office:value="48">
                <text:p>48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">
                <text:p>206000</text:p>
              </table:table-cell>
              <table:table-cell office:value-type="float" office:value="48.2">
                <text:p>48.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">
                <text:p>207000</text:p>
              </table:table-cell>
              <table:table-cell office:value-type="float" office:value="48.4">
                <text:p>48.4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">
                <text:p>208000</text:p>
              </table:table-cell>
              <table:table-cell office:value-type="float" office:value="49.4">
                <text:p>49.4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">
                <text:p>209000</text:p>
              </table:table-cell>
              <table:table-cell office:value-type="float" office:value="48.8">
                <text:p>48.8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">
                <text:p>210000</text:p>
              </table:table-cell>
              <table:table-cell office:value-type="float" office:value="49.2">
                <text:p>49.2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">
                <text:p>211000</text:p>
              </table:table-cell>
              <table:table-cell office:value-type="float" office:value="49.8">
                <text:p>49.8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">
                <text:p>212000</text:p>
              </table:table-cell>
              <table:table-cell office:value-type="float" office:value="50.6">
                <text:p>50.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">
                <text:p>213000</text:p>
              </table:table-cell>
              <table:table-cell office:value-type="float" office:value="50.2">
                <text:p>50.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">
                <text:p>214000</text:p>
              </table:table-cell>
              <table:table-cell office:value-type="float" office:value="50.6">
                <text:p>50.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">
                <text:p>215000</text:p>
              </table:table-cell>
              <table:table-cell office:value-type="float" office:value="52.4">
                <text:p>52.4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">
                <text:p>216000</text:p>
              </table:table-cell>
              <table:table-cell office:value-type="float" office:value="51.4">
                <text:p>51.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">
                <text:p>217000</text:p>
              </table:table-cell>
              <table:table-cell office:value-type="float" office:value="51.4">
                <text:p>51.4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">
                <text:p>218000</text:p>
              </table:table-cell>
              <table:table-cell office:value-type="float" office:value="51.4">
                <text:p>51.4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">
                <text:p>219000</text:p>
              </table:table-cell>
              <table:table-cell office:value-type="float" office:value="52.8">
                <text:p>52.8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">
                <text:p>220000</text:p>
              </table:table-cell>
              <table:table-cell office:value-type="float" office:value="52">
                <text:p>52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">
                <text:p>221000</text:p>
              </table:table-cell>
              <table:table-cell office:value-type="float" office:value="52.2">
                <text:p>52.2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">
                <text:p>222000</text:p>
              </table:table-cell>
              <table:table-cell office:value-type="float" office:value="52.4">
                <text:p>52.4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">
                <text:p>223000</text:p>
              </table:table-cell>
              <table:table-cell office:value-type="float" office:value="53.6">
                <text:p>53.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">
                <text:p>224000</text:p>
              </table:table-cell>
              <table:table-cell office:value-type="float" office:value="52.2">
                <text:p>52.2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">
                <text:p>225000</text:p>
              </table:table-cell>
              <table:table-cell office:value-type="float" office:value="52.8">
                <text:p>52.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">
                <text:p>226000</text:p>
              </table:table-cell>
              <table:table-cell office:value-type="float" office:value="53">
                <text:p>53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">
                <text:p>227000</text:p>
              </table:table-cell>
              <table:table-cell office:value-type="float" office:value="52.8">
                <text:p>52.8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">
                <text:p>228000</text:p>
              </table:table-cell>
              <table:table-cell office:value-type="float" office:value="53.6">
                <text:p>53.6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">
                <text:p>229000</text:p>
              </table:table-cell>
              <table:table-cell office:value-type="float" office:value="54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">
                <text:p>230000</text:p>
              </table:table-cell>
              <table:table-cell office:value-type="float" office:value="55.4">
                <text:p>55.4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">
                <text:p>231000</text:p>
              </table:table-cell>
              <table:table-cell office:value-type="float" office:value="54.4">
                <text:p>54.4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">
                <text:p>232000</text:p>
              </table:table-cell>
              <table:table-cell office:value-type="float" office:value="54.6">
                <text:p>54.6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">
                <text:p>233000</text:p>
              </table:table-cell>
              <table:table-cell office:value-type="float" office:value="54.8">
                <text:p>54.8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">
                <text:p>234000</text:p>
              </table:table-cell>
              <table:table-cell office:value-type="float" office:value="55.6">
                <text:p>55.6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">
                <text:p>235000</text:p>
              </table:table-cell>
              <table:table-cell office:value-type="float" office:value="55.4">
                <text:p>55.4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">
                <text:p>236000</text:p>
              </table:table-cell>
              <table:table-cell office:value-type="float" office:value="56">
                <text:p>56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">
                <text:p>237000</text:p>
              </table:table-cell>
              <table:table-cell office:value-type="float" office:value="57.6">
                <text:p>57.6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">
                <text:p>238000</text:p>
              </table:table-cell>
              <table:table-cell office:value-type="float" office:value="56">
                <text:p>56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">
                <text:p>239000</text:p>
              </table:table-cell>
              <table:table-cell office:value-type="float" office:value="57.6">
                <text:p>57.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">
                <text:p>240000</text:p>
              </table:table-cell>
              <table:table-cell office:value-type="float" office:value="56.2">
                <text:p>56.2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">
                <text:p>241000</text:p>
              </table:table-cell>
              <table:table-cell office:value-type="float" office:value="56.4">
                <text:p>56.4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">
                <text:p>242000</text:p>
              </table:table-cell>
              <table:table-cell office:value-type="float" office:value="57.6">
                <text:p>57.6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">
                <text:p>243000</text:p>
              </table:table-cell>
              <table:table-cell office:value-type="float" office:value="59.2">
                <text:p>59.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">
                <text:p>244000</text:p>
              </table:table-cell>
              <table:table-cell office:value-type="float" office:value="57.4">
                <text:p>57.4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">
                <text:p>245000</text:p>
              </table:table-cell>
              <table:table-cell office:value-type="float" office:value="57.6">
                <text:p>57.6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">
                <text:p>246000</text:p>
              </table:table-cell>
              <table:table-cell office:value-type="float" office:value="59.6">
                <text:p>59.6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">
                <text:p>247000</text:p>
              </table:table-cell>
              <table:table-cell office:value-type="float" office:value="58.2">
                <text:p>58.2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">
                <text:p>248000</text:p>
              </table:table-cell>
              <table:table-cell office:value-type="float" office:value="58.6">
                <text:p>58.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">
                <text:p>249000</text:p>
              </table:table-cell>
              <table:table-cell office:value-type="float" office:value="58.6">
                <text:p>58.6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">
                <text:p>250000</text:p>
              </table:table-cell>
              <table:table-cell office:value-type="float" office:value="60.2">
                <text:p>60.2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">
                <text:p>251000</text:p>
              </table:table-cell>
              <table:table-cell office:value-type="float" office:value="58.2">
                <text:p>58.2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">
                <text:p>252000</text:p>
              </table:table-cell>
              <table:table-cell office:value-type="float" office:value="58.8">
                <text:p>58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">
                <text:p>253000</text:p>
              </table:table-cell>
              <table:table-cell office:value-type="float" office:value="58.4">
                <text:p>58.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">
                <text:p>254000</text:p>
              </table:table-cell>
              <table:table-cell office:value-type="float" office:value="60.6">
                <text:p>60.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">
                <text:p>255000</text:p>
              </table:table-cell>
              <table:table-cell office:value-type="float" office:value="59.6">
                <text:p>59.6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">
                <text:p>256000</text:p>
              </table:table-cell>
              <table:table-cell office:value-type="float" office:value="59.6">
                <text:p>59.6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">
                <text:p>257000</text:p>
              </table:table-cell>
              <table:table-cell office:value-type="float" office:value="60.6">
                <text:p>60.6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">
                <text:p>258000</text:p>
              </table:table-cell>
              <table:table-cell office:value-type="float" office:value="59.8">
                <text:p>59.8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">
                <text:p>259000</text:p>
              </table:table-cell>
              <table:table-cell office:value-type="float" office:value="60.4">
                <text:p>60.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">
                <text:p>260000</text:p>
              </table:table-cell>
              <table:table-cell office:value-type="float" office:value="61.2">
                <text:p>61.2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">
                <text:p>261000</text:p>
              </table:table-cell>
              <table:table-cell office:value-type="float" office:value="60.4">
                <text:p>60.4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">
                <text:p>262000</text:p>
              </table:table-cell>
              <table:table-cell office:value-type="float" office:value="61.4">
                <text:p>61.4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">
                <text:p>263000</text:p>
              </table:table-cell>
              <table:table-cell office:value-type="float" office:value="61.2">
                <text:p>61.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">
                <text:p>264000</text:p>
              </table:table-cell>
              <table:table-cell office:value-type="float" office:value="61.8">
                <text:p>61.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">
                <text:p>265000</text:p>
              </table:table-cell>
              <table:table-cell office:value-type="float" office:value="62.2">
                <text:p>62.2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">
                <text:p>266000</text:p>
              </table:table-cell>
              <table:table-cell office:value-type="float" office:value="62">
                <text:p>62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">
                <text:p>267000</text:p>
              </table:table-cell>
              <table:table-cell office:value-type="float" office:value="63.2">
                <text:p>63.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">
                <text:p>268000</text:p>
              </table:table-cell>
              <table:table-cell office:value-type="float" office:value="62.8">
                <text:p>62.8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">
                <text:p>269000</text:p>
              </table:table-cell>
              <table:table-cell office:value-type="float" office:value="62.2">
                <text:p>62.2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">
                <text:p>270000</text:p>
              </table:table-cell>
              <table:table-cell office:value-type="float" office:value="62.8">
                <text:p>62.8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">
                <text:p>271000</text:p>
              </table:table-cell>
              <table:table-cell office:value-type="float" office:value="64.6">
                <text:p>64.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">
                <text:p>272000</text:p>
              </table:table-cell>
              <table:table-cell office:value-type="float" office:value="63">
                <text:p>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">
                <text:p>273000</text:p>
              </table:table-cell>
              <table:table-cell office:value-type="float" office:value="63.8">
                <text:p>63.8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">
                <text:p>274000</text:p>
              </table:table-cell>
              <table:table-cell office:value-type="float" office:value="64.4">
                <text:p>64.4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">
                <text:p>275000</text:p>
              </table:table-cell>
              <table:table-cell office:value-type="float" office:value="63.6">
                <text:p>63.6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">
                <text:p>276000</text:p>
              </table:table-cell>
              <table:table-cell office:value-type="float" office:value="64">
                <text:p>64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">
                <text:p>277000</text:p>
              </table:table-cell>
              <table:table-cell office:value-type="float" office:value="64.6">
                <text:p>64.6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">
                <text:p>278000</text:p>
              </table:table-cell>
              <table:table-cell office:value-type="float" office:value="66.4">
                <text:p>66.4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">
                <text:p>279000</text:p>
              </table:table-cell>
              <table:table-cell office:value-type="float" office:value="64.6">
                <text:p>64.6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">
                <text:p>280000</text:p>
              </table:table-cell>
              <table:table-cell office:value-type="float" office:value="64.8">
                <text:p>64.8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">
                <text:p>281000</text:p>
              </table:table-cell>
              <table:table-cell office:value-type="float" office:value="66.6">
                <text:p>66.6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">
                <text:p>282000</text:p>
              </table:table-cell>
              <table:table-cell office:value-type="float" office:value="65">
                <text:p>65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">
                <text:p>283000</text:p>
              </table:table-cell>
              <table:table-cell office:value-type="float" office:value="65.4">
                <text:p>65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">
                <text:p>284000</text:p>
              </table:table-cell>
              <table:table-cell office:value-type="float" office:value="66.4">
                <text:p>66.4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">
                <text:p>285000</text:p>
              </table:table-cell>
              <table:table-cell office:value-type="float" office:value="65.4">
                <text:p>65.4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">
                <text:p>286000</text:p>
              </table:table-cell>
              <table:table-cell office:value-type="float" office:value="66">
                <text:p>66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">
                <text:p>287000</text:p>
              </table:table-cell>
              <table:table-cell office:value-type="float" office:value="66.4">
                <text:p>66.4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">
                <text:p>288000</text:p>
              </table:table-cell>
              <table:table-cell office:value-type="float" office:value="68.8">
                <text:p>68.8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">
                <text:p>289000</text:p>
              </table:table-cell>
              <table:table-cell office:value-type="float" office:value="67">
                <text:p>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">
                <text:p>290000</text:p>
              </table:table-cell>
              <table:table-cell office:value-type="float" office:value="67">
                <text:p>67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">
                <text:p>291000</text:p>
              </table:table-cell>
              <table:table-cell office:value-type="float" office:value="68">
                <text:p>68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">
                <text:p>292000</text:p>
              </table:table-cell>
              <table:table-cell office:value-type="float" office:value="67.8">
                <text:p>67.8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">
                <text:p>293000</text:p>
              </table:table-cell>
              <table:table-cell office:value-type="float" office:value="67.6">
                <text:p>67.6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">
                <text:p>294000</text:p>
              </table:table-cell>
              <table:table-cell office:value-type="float" office:value="68.8">
                <text:p>68.8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">
                <text:p>295000</text:p>
              </table:table-cell>
              <table:table-cell office:value-type="float" office:value="68.2">
                <text:p>68.2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">
                <text:p>296000</text:p>
              </table:table-cell>
              <table:table-cell office:value-type="float" office:value="68.8">
                <text:p>68.8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">
                <text:p>297000</text:p>
              </table:table-cell>
              <table:table-cell office:value-type="float" office:value="70.6">
                <text:p>70.6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">
                <text:p>298000</text:p>
              </table:table-cell>
              <table:table-cell office:value-type="float" office:value="69.2">
                <text:p>69.2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">
                <text:p>299000</text:p>
              </table:table-cell>
              <table:table-cell office:value-type="float" office:value="70.8">
                <text:p>70.8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">
                <text:p>300000</text:p>
              </table:table-cell>
              <table:table-cell office:value-type="float" office:value="70">
                <text:p>7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">
                <text:p>301000</text:p>
              </table:table-cell>
              <table:table-cell office:value-type="float" office:value="72">
                <text:p>72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">
                <text:p>302000</text:p>
              </table:table-cell>
              <table:table-cell office:value-type="float" office:value="70.2">
                <text:p>70.2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">
                <text:p>303000</text:p>
              </table:table-cell>
              <table:table-cell office:value-type="float" office:value="70.2">
                <text:p>70.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">
                <text:p>304000</text:p>
              </table:table-cell>
              <table:table-cell office:value-type="float" office:value="70.2">
                <text:p>70.2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">
                <text:p>305000</text:p>
              </table:table-cell>
              <table:table-cell office:value-type="float" office:value="72.4">
                <text:p>72.4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">
                <text:p>306000</text:p>
              </table:table-cell>
              <table:table-cell office:value-type="float" office:value="70.6">
                <text:p>70.6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">
                <text:p>307000</text:p>
              </table:table-cell>
              <table:table-cell office:value-type="float" office:value="71.2">
                <text:p>71.2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">
                <text:p>308000</text:p>
              </table:table-cell>
              <table:table-cell office:value-type="float" office:value="71.8">
                <text:p>71.8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">
                <text:p>309000</text:p>
              </table:table-cell>
              <table:table-cell office:value-type="float" office:value="71">
                <text:p>71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">
                <text:p>310000</text:p>
              </table:table-cell>
              <table:table-cell office:value-type="float" office:value="71.4">
                <text:p>71.4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">
                <text:p>311000</text:p>
              </table:table-cell>
              <table:table-cell office:value-type="float" office:value="71.4">
                <text:p>71.4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">
                <text:p>312000</text:p>
              </table:table-cell>
              <table:table-cell office:value-type="float" office:value="73.4">
                <text:p>73.4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">
                <text:p>313000</text:p>
              </table:table-cell>
              <table:table-cell office:value-type="float" office:value="72.2">
                <text:p>72.2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">
                <text:p>314000</text:p>
              </table:table-cell>
              <table:table-cell office:value-type="float" office:value="73.8">
                <text:p>73.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">
                <text:p>315000</text:p>
              </table:table-cell>
              <table:table-cell office:value-type="float" office:value="72.6">
                <text:p>72.6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">
                <text:p>316000</text:p>
              </table:table-cell>
              <table:table-cell office:value-type="float" office:value="74.8">
                <text:p>74.8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">
                <text:p>317000</text:p>
              </table:table-cell>
              <table:table-cell office:value-type="float" office:value="73.6">
                <text:p>73.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">
                <text:p>318000</text:p>
              </table:table-cell>
              <table:table-cell office:value-type="float" office:value="74">
                <text:p>74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">
                <text:p>319000</text:p>
              </table:table-cell>
              <table:table-cell office:value-type="float" office:value="76.2">
                <text:p>76.2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">
                <text:p>320000</text:p>
              </table:table-cell>
              <table:table-cell office:value-type="float" office:value="74">
                <text:p>74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">
                <text:p>321000</text:p>
              </table:table-cell>
              <table:table-cell office:value-type="float" office:value="74.2">
                <text:p>74.2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">
                <text:p>322000</text:p>
              </table:table-cell>
              <table:table-cell office:value-type="float" office:value="73.8">
                <text:p>73.8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">
                <text:p>323000</text:p>
              </table:table-cell>
              <table:table-cell office:value-type="float" office:value="74.2">
                <text:p>74.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">
                <text:p>324000</text:p>
              </table:table-cell>
              <table:table-cell office:value-type="float" office:value="74.4">
                <text:p>74.4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">
                <text:p>325000</text:p>
              </table:table-cell>
              <table:table-cell office:value-type="float" office:value="74.8">
                <text:p>74.8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">
                <text:p>326000</text:p>
              </table:table-cell>
              <table:table-cell office:value-type="float" office:value="75.6">
                <text:p>75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">
                <text:p>327000</text:p>
              </table:table-cell>
              <table:table-cell office:value-type="float" office:value="77">
                <text:p>77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">
                <text:p>328000</text:p>
              </table:table-cell>
              <table:table-cell office:value-type="float" office:value="75.6">
                <text:p>75.6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">
                <text:p>329000</text:p>
              </table:table-cell>
              <table:table-cell office:value-type="float" office:value="77.8">
                <text:p>77.8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">
                <text:p>330000</text:p>
              </table:table-cell>
              <table:table-cell office:value-type="float" office:value="75.4">
                <text:p>75.4</text:p>
              </table:table-cell>
              <table:table-cell office:value-type="float" office:value="154.6">
                <text:p>154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">
                <text:p>331000</text:p>
              </table:table-cell>
              <table:table-cell office:value-type="float" office:value="75.8">
                <text:p>75.8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">
                <text:p>332000</text:p>
              </table:table-cell>
              <table:table-cell office:value-type="float" office:value="76.2">
                <text:p>76.2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">
                <text:p>333000</text:p>
              </table:table-cell>
              <table:table-cell office:value-type="float" office:value="77.4">
                <text:p>77.4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">
                <text:p>334000</text:p>
              </table:table-cell>
              <table:table-cell office:value-type="float" office:value="76.4">
                <text:p>76.4</text:p>
              </table:table-cell>
              <table:table-cell office:value-type="float" office:value="155.8">
                <text:p>155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">
                <text:p>335000</text:p>
              </table:table-cell>
              <table:table-cell office:value-type="float" office:value="78.6">
                <text:p>78.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">
                <text:p>336000</text:p>
              </table:table-cell>
              <table:table-cell office:value-type="float" office:value="76.6">
                <text:p>76.6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">
                <text:p>337000</text:p>
              </table:table-cell>
              <table:table-cell office:value-type="float" office:value="77.8">
                <text:p>77.8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">
                <text:p>338000</text:p>
              </table:table-cell>
              <table:table-cell office:value-type="float" office:value="80">
                <text:p>80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">
                <text:p>339000</text:p>
              </table:table-cell>
              <table:table-cell office:value-type="float" office:value="78.4">
                <text:p>78.4</text:p>
              </table:table-cell>
              <table:table-cell office:value-type="float" office:value="161.2">
                <text:p>161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">
                <text:p>340000</text:p>
              </table:table-cell>
              <table:table-cell office:value-type="float" office:value="78.2">
                <text:p>78.2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">
                <text:p>341000</text:p>
              </table:table-cell>
              <table:table-cell office:value-type="float" office:value="80">
                <text:p>80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">
                <text:p>342000</text:p>
              </table:table-cell>
              <table:table-cell office:value-type="float" office:value="78.8">
                <text:p>78.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">
                <text:p>343000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">
                <text:p>344000</text:p>
              </table:table-cell>
              <table:table-cell office:value-type="float" office:value="79.2">
                <text:p>79.2</text:p>
              </table:table-cell>
              <table:table-cell office:value-type="float" office:value="161.2">
                <text:p>161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">
                <text:p>345000</text:p>
              </table:table-cell>
              <table:table-cell office:value-type="float" office:value="79.2">
                <text:p>79.2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">
                <text:p>346000</text:p>
              </table:table-cell>
              <table:table-cell office:value-type="float" office:value="82.2">
                <text:p>82.2</text:p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">
                <text:p>347000</text:p>
              </table:table-cell>
              <table:table-cell office:value-type="float" office:value="79.8">
                <text:p>79.8</text:p>
              </table:table-cell>
              <table:table-cell office:value-type="float" office:value="166.6">
                <text:p>166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">
                <text:p>348000</text:p>
              </table:table-cell>
              <table:table-cell office:value-type="float" office:value="79.2">
                <text:p>79.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">
                <text:p>349000</text:p>
              </table:table-cell>
              <table:table-cell office:value-type="float" office:value="82.2">
                <text:p>82.2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">
                <text:p>350000</text:p>
              </table:table-cell>
              <table:table-cell office:value-type="float" office:value="80.4">
                <text:p>80.4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">
                <text:p>351000</text:p>
              </table:table-cell>
              <table:table-cell office:value-type="float" office:value="82">
                <text:p>82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">
                <text:p>352000</text:p>
              </table:table-cell>
              <table:table-cell office:value-type="float" office:value="81">
                <text:p>81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">
                <text:p>353000</text:p>
              </table:table-cell>
              <table:table-cell office:value-type="float" office:value="81.2">
                <text:p>81.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">
                <text:p>354000</text:p>
              </table:table-cell>
              <table:table-cell office:value-type="float" office:value="82.8">
                <text:p>82.8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">
                <text:p>355000</text:p>
              </table:table-cell>
              <table:table-cell office:value-type="float" office:value="81.8">
                <text:p>81.8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">
                <text:p>356000</text:p>
              </table:table-cell>
              <table:table-cell office:value-type="float" office:value="83">
                <text:p>83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">
                <text:p>357000</text:p>
              </table:table-cell>
              <table:table-cell office:value-type="float" office:value="82.4">
                <text:p>82.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">
                <text:p>358000</text:p>
              </table:table-cell>
              <table:table-cell office:value-type="float" office:value="84">
                <text:p>84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">
                <text:p>359000</text:p>
              </table:table-cell>
              <table:table-cell office:value-type="float" office:value="83">
                <text:p>83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">
                <text:p>360000</text:p>
              </table:table-cell>
              <table:table-cell office:value-type="float" office:value="82.8">
                <text:p>82.8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">
                <text:p>361000</text:p>
              </table:table-cell>
              <table:table-cell office:value-type="float" office:value="83.4">
                <text:p>83.4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">
                <text:p>362000</text:p>
              </table:table-cell>
              <table:table-cell office:value-type="float" office:value="85">
                <text:p>85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">
                <text:p>363000</text:p>
              </table:table-cell>
              <table:table-cell office:value-type="float" office:value="84">
                <text:p>84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">
                <text:p>364000</text:p>
              </table:table-cell>
              <table:table-cell office:value-type="float" office:value="86.6">
                <text:p>86.6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">
                <text:p>365000</text:p>
              </table:table-cell>
              <table:table-cell office:value-type="float" office:value="84.2">
                <text:p>84.2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">
                <text:p>366000</text:p>
              </table:table-cell>
              <table:table-cell office:value-type="float" office:value="86">
                <text:p>86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">
                <text:p>367000</text:p>
              </table:table-cell>
              <table:table-cell office:value-type="float" office:value="84.6">
                <text:p>84.6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">
                <text:p>368000</text:p>
              </table:table-cell>
              <table:table-cell office:value-type="float" office:value="86.4">
                <text:p>86.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">
                <text:p>369000</text:p>
              </table:table-cell>
              <table:table-cell office:value-type="float" office:value="85.6">
                <text:p>85.6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">
                <text:p>370000</text:p>
              </table:table-cell>
              <table:table-cell office:value-type="float" office:value="88.8">
                <text:p>88.8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">
                <text:p>371000</text:p>
              </table:table-cell>
              <table:table-cell office:value-type="float" office:value="86.4">
                <text:p>86.4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">
                <text:p>372000</text:p>
              </table:table-cell>
              <table:table-cell office:value-type="float" office:value="88">
                <text:p>88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">
                <text:p>373000</text:p>
              </table:table-cell>
              <table:table-cell office:value-type="float" office:value="89">
                <text:p>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">
                <text:p>374000</text:p>
              </table:table-cell>
              <table:table-cell office:value-type="float" office:value="88.2">
                <text:p>88.2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">
                <text:p>375000</text:p>
              </table:table-cell>
              <table:table-cell office:value-type="float" office:value="89.2">
                <text:p>89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">
                <text:p>376000</text:p>
              </table:table-cell>
              <table:table-cell office:value-type="float" office:value="88">
                <text:p>88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">
                <text:p>377000</text:p>
              </table:table-cell>
              <table:table-cell office:value-type="float" office:value="88.6">
                <text:p>88.6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">
                <text:p>378000</text:p>
              </table:table-cell>
              <table:table-cell office:value-type="float" office:value="90.4">
                <text:p>90.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">
                <text:p>379000</text:p>
              </table:table-cell>
              <table:table-cell office:value-type="float" office:value="89.4">
                <text:p>89.4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">
                <text:p>380000</text:p>
              </table:table-cell>
              <table:table-cell office:value-type="float" office:value="89.4">
                <text:p>89.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">
                <text:p>381000</text:p>
              </table:table-cell>
              <table:table-cell office:value-type="float" office:value="91.2">
                <text:p>91.2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">
                <text:p>382000</text:p>
              </table:table-cell>
              <table:table-cell office:value-type="float" office:value="89.8">
                <text:p>89.8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">
                <text:p>383000</text:p>
              </table:table-cell>
              <table:table-cell office:value-type="float" office:value="90.6">
                <text:p>90.6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">
                <text:p>384000</text:p>
              </table:table-cell>
              <table:table-cell office:value-type="float" office:value="90.4">
                <text:p>90.4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">
                <text:p>385000</text:p>
              </table:table-cell>
              <table:table-cell office:value-type="float" office:value="90.6">
                <text:p>90.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">
                <text:p>386000</text:p>
              </table:table-cell>
              <table:table-cell office:value-type="float" office:value="91.2">
                <text:p>91.2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">
                <text:p>387000</text:p>
              </table:table-cell>
              <table:table-cell office:value-type="float" office:value="91.2">
                <text:p>91.2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">
                <text:p>388000</text:p>
              </table:table-cell>
              <table:table-cell office:value-type="float" office:value="92">
                <text:p>92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">
                <text:p>389000</text:p>
              </table:table-cell>
              <table:table-cell office:value-type="float" office:value="91.8">
                <text:p>91.8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">
                <text:p>390000</text:p>
              </table:table-cell>
              <table:table-cell office:value-type="float" office:value="91">
                <text:p>91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">
                <text:p>391000</text:p>
              </table:table-cell>
              <table:table-cell office:value-type="float" office:value="92.4">
                <text:p>92.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">
                <text:p>392000</text:p>
              </table:table-cell>
              <table:table-cell office:value-type="float" office:value="91.2">
                <text:p>91.2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">
                <text:p>393000</text:p>
              </table:table-cell>
              <table:table-cell office:value-type="float" office:value="94">
                <text:p>94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">
                <text:p>394000</text:p>
              </table:table-cell>
              <table:table-cell office:value-type="float" office:value="91.4">
                <text:p>91.4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">
                <text:p>395000</text:p>
              </table:table-cell>
              <table:table-cell office:value-type="float" office:value="91.8">
                <text:p>91.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">
                <text:p>396000</text:p>
              </table:table-cell>
              <table:table-cell office:value-type="float" office:value="90.8">
                <text:p>90.8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">
                <text:p>397000</text:p>
              </table:table-cell>
              <table:table-cell office:value-type="float" office:value="93.2">
                <text:p>93.2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">
                <text:p>398000</text:p>
              </table:table-cell>
              <table:table-cell office:value-type="float" office:value="92.6">
                <text:p>92.6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">
                <text:p>399000</text:p>
              </table:table-cell>
              <table:table-cell office:value-type="float" office:value="93.6">
                <text:p>93.6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">
                <text:p>400000</text:p>
              </table:table-cell>
              <table:table-cell office:value-type="float" office:value="93.6">
                <text:p>93.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">
                <text:p>401000</text:p>
              </table:table-cell>
              <table:table-cell office:value-type="float" office:value="94">
                <text:p>94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">
                <text:p>402000</text:p>
              </table:table-cell>
              <table:table-cell office:value-type="float" office:value="92.8">
                <text:p>92.8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">
                <text:p>403000</text:p>
              </table:table-cell>
              <table:table-cell office:value-type="float" office:value="93.2">
                <text:p>93.2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">
                <text:p>404000</text:p>
              </table:table-cell>
              <table:table-cell office:value-type="float" office:value="93.6">
                <text:p>93.6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">
                <text:p>405000</text:p>
              </table:table-cell>
              <table:table-cell office:value-type="float" office:value="93">
                <text:p>93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">
                <text:p>406000</text:p>
              </table:table-cell>
              <table:table-cell office:value-type="float" office:value="95.4">
                <text:p>95.4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">
                <text:p>407000</text:p>
              </table:table-cell>
              <table:table-cell office:value-type="float" office:value="95.8">
                <text:p>95.8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">
                <text:p>408000</text:p>
              </table:table-cell>
              <table:table-cell office:value-type="float" office:value="94.6">
                <text:p>94.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">
                <text:p>409000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">
                <text:p>410000</text:p>
              </table:table-cell>
              <table:table-cell office:value-type="float" office:value="96.4">
                <text:p>96.4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">
                <text:p>411000</text:p>
              </table:table-cell>
              <table:table-cell office:value-type="float" office:value="95.4">
                <text:p>95.4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">
                <text:p>412000</text:p>
              </table:table-cell>
              <table:table-cell office:value-type="float" office:value="95.2">
                <text:p>95.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">
                <text:p>413000</text:p>
              </table:table-cell>
              <table:table-cell office:value-type="float" office:value="98.4">
                <text:p>98.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">
                <text:p>414000</text:p>
              </table:table-cell>
              <table:table-cell office:value-type="float" office:value="96.2">
                <text:p>96.2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">
                <text:p>415000</text:p>
              </table:table-cell>
              <table:table-cell office:value-type="float" office:value="96.6">
                <text:p>96.6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">
                <text:p>416000</text:p>
              </table:table-cell>
              <table:table-cell office:value-type="float" office:value="95.8">
                <text:p>95.8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">
                <text:p>417000</text:p>
              </table:table-cell>
              <table:table-cell office:value-type="float" office:value="98.6">
                <text:p>98.6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">
                <text:p>418000</text:p>
              </table:table-cell>
              <table:table-cell office:value-type="float" office:value="96.8">
                <text:p>96.8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">
                <text:p>419000</text:p>
              </table:table-cell>
              <table:table-cell office:value-type="float" office:value="96.8">
                <text:p>96.8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">
                <text:p>420000</text:p>
              </table:table-cell>
              <table:table-cell office:value-type="float" office:value="100.4">
                <text:p>100.4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">
                <text:p>421000</text:p>
              </table:table-cell>
              <table:table-cell office:value-type="float" office:value="97.4">
                <text:p>97.4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">
                <text:p>422000</text:p>
              </table:table-cell>
              <table:table-cell office:value-type="float" office:value="98.2">
                <text:p>98.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">
                <text:p>423000</text:p>
              </table:table-cell>
              <table:table-cell office:value-type="float" office:value="97.2">
                <text:p>97.2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">
                <text:p>424000</text:p>
              </table:table-cell>
              <table:table-cell office:value-type="float" office:value="101">
                <text:p>101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">
                <text:p>425000</text:p>
              </table:table-cell>
              <table:table-cell office:value-type="float" office:value="98">
                <text:p>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">
                <text:p>426000</text:p>
              </table:table-cell>
              <table:table-cell office:value-type="float" office:value="99.6">
                <text:p>99.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">
                <text:p>427000</text:p>
              </table:table-cell>
              <table:table-cell office:value-type="float" office:value="98.4">
                <text:p>98.4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">
                <text:p>428000</text:p>
              </table:table-cell>
              <table:table-cell office:value-type="float" office:value="101.4">
                <text:p>101.4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">
                <text:p>429000</text:p>
              </table:table-cell>
              <table:table-cell office:value-type="float" office:value="99.6">
                <text:p>99.6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">
                <text:p>430000</text:p>
              </table:table-cell>
              <table:table-cell office:value-type="float" office:value="100.2">
                <text:p>100.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">
                <text:p>431000</text:p>
              </table:table-cell>
              <table:table-cell office:value-type="float" office:value="101.8">
                <text:p>101.8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">
                <text:p>432000</text:p>
              </table:table-cell>
              <table:table-cell office:value-type="float" office:value="100.4">
                <text:p>100.4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">
                <text:p>433000</text:p>
              </table:table-cell>
              <table:table-cell office:value-type="float" office:value="100.4">
                <text:p>100.4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">
                <text:p>434000</text:p>
              </table:table-cell>
              <table:table-cell office:value-type="float" office:value="102.4">
                <text:p>102.4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">
                <text:p>435000</text:p>
              </table:table-cell>
              <table:table-cell office:value-type="float" office:value="100.6">
                <text:p>100.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">
                <text:p>436000</text:p>
              </table:table-cell>
              <table:table-cell office:value-type="float" office:value="101.4">
                <text:p>101.4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">
                <text:p>437000</text:p>
              </table:table-cell>
              <table:table-cell office:value-type="float" office:value="103.4">
                <text:p>103.4</text:p>
              </table:table-cell>
              <table:table-cell office:value-type="float" office:value="209.4">
                <text:p>209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">
                <text:p>438000</text:p>
              </table:table-cell>
              <table:table-cell office:value-type="float" office:value="102.4">
                <text:p>102.4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">
                <text:p>439000</text:p>
              </table:table-cell>
              <table:table-cell office:value-type="float" office:value="101.8">
                <text:p>101.8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">
                <text:p>440000</text:p>
              </table:table-cell>
              <table:table-cell office:value-type="float" office:value="102.6">
                <text:p>102.6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">
                <text:p>441000</text:p>
              </table:table-cell>
              <table:table-cell office:value-type="float" office:value="102.2">
                <text:p>102.2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">
                <text:p>442000</text:p>
              </table:table-cell>
              <table:table-cell office:value-type="float" office:value="104">
                <text:p>104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">
                <text:p>443000</text:p>
              </table:table-cell>
              <table:table-cell office:value-type="float" office:value="103.6">
                <text:p>103.6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">
                <text:p>444000</text:p>
              </table:table-cell>
              <table:table-cell office:value-type="float" office:value="103.4">
                <text:p>103.4</text:p>
              </table:table-cell>
              <table:table-cell office:value-type="float" office:value="209.4">
                <text:p>209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">
                <text:p>445000</text:p>
              </table:table-cell>
              <table:table-cell office:value-type="float" office:value="107">
                <text:p>10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">
                <text:p>446000</text:p>
              </table:table-cell>
              <table:table-cell office:value-type="float" office:value="104.6">
                <text:p>104.6</text:p>
              </table:table-cell>
              <table:table-cell office:value-type="float" office:value="206.8">
                <text:p>206.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">
                <text:p>447000</text:p>
              </table:table-cell>
              <table:table-cell office:value-type="float" office:value="107.2">
                <text:p>107.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">
                <text:p>448000</text:p>
              </table:table-cell>
              <table:table-cell office:value-type="float" office:value="105.2">
                <text:p>105.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">
                <text:p>449000</text:p>
              </table:table-cell>
              <table:table-cell office:value-type="float" office:value="106">
                <text:p>106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">
                <text:p>450000</text:p>
              </table:table-cell>
              <table:table-cell office:value-type="float" office:value="106.8">
                <text:p>106.8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">
                <text:p>451000</text:p>
              </table:table-cell>
              <table:table-cell office:value-type="float" office:value="106.2">
                <text:p>106.2</text:p>
              </table:table-cell>
              <table:table-cell office:value-type="float" office:value="209.2">
                <text:p>209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">
                <text:p>452000</text:p>
              </table:table-cell>
              <table:table-cell office:value-type="float" office:value="109.6">
                <text:p>109.6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">
                <text:p>453000</text:p>
              </table:table-cell>
              <table:table-cell office:value-type="float" office:value="106.8">
                <text:p>106.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">
                <text:p>454000</text:p>
              </table:table-cell>
              <table:table-cell office:value-type="float" office:value="110">
                <text:p>110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">
                <text:p>455000</text:p>
              </table:table-cell>
              <table:table-cell office:value-type="float" office:value="106.8">
                <text:p>106.8</text:p>
              </table:table-cell>
              <table:table-cell office:value-type="float" office:value="215.6">
                <text:p>215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">
                <text:p>456000</text:p>
              </table:table-cell>
              <table:table-cell office:value-type="float" office:value="107.2">
                <text:p>107.2</text:p>
              </table:table-cell>
              <table:table-cell office:value-type="float" office:value="214.2">
                <text:p>214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">
                <text:p>457000</text:p>
              </table:table-cell>
              <table:table-cell office:value-type="float" office:value="106.4">
                <text:p>106.4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">
                <text:p>458000</text:p>
              </table:table-cell>
              <table:table-cell office:value-type="float" office:value="109.6">
                <text:p>109.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">
                <text:p>459000</text:p>
              </table:table-cell>
              <table:table-cell office:value-type="float" office:value="107.8">
                <text:p>107.8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">
                <text:p>460000</text:p>
              </table:table-cell>
              <table:table-cell office:value-type="float" office:value="108.4">
                <text:p>108.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">
                <text:p>461000</text:p>
              </table:table-cell>
              <table:table-cell office:value-type="float" office:value="108.4">
                <text:p>108.4</text:p>
              </table:table-cell>
              <table:table-cell office:value-type="float" office:value="217.8">
                <text:p>217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">
                <text:p>462000</text:p>
              </table:table-cell>
              <table:table-cell office:value-type="float" office:value="111.4">
                <text:p>111.4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">
                <text:p>463000</text:p>
              </table:table-cell>
              <table:table-cell office:value-type="float" office:value="108.6">
                <text:p>108.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">
                <text:p>464000</text:p>
              </table:table-cell>
              <table:table-cell office:value-type="float" office:value="110.8">
                <text:p>110.8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">
                <text:p>465000</text:p>
              </table:table-cell>
              <table:table-cell office:value-type="float" office:value="109.2">
                <text:p>109.2</text:p>
              </table:table-cell>
              <table:table-cell office:value-type="float" office:value="215.4">
                <text:p>215.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">
                <text:p>466000</text:p>
              </table:table-cell>
              <table:table-cell office:value-type="float" office:value="110">
                <text:p>110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">
                <text:p>467000</text:p>
              </table:table-cell>
              <table:table-cell office:value-type="float" office:value="112.2">
                <text:p>112.2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">
                <text:p>468000</text:p>
              </table:table-cell>
              <table:table-cell office:value-type="float" office:value="109.8">
                <text:p>109.8</text:p>
              </table:table-cell>
              <table:table-cell office:value-type="float" office:value="218.2">
                <text:p>218.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">
                <text:p>469000</text:p>
              </table:table-cell>
              <table:table-cell office:value-type="float" office:value="112.2">
                <text:p>112.2</text:p>
              </table:table-cell>
              <table:table-cell office:value-type="float" office:value="220.6">
                <text:p>220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">
                <text:p>470000</text:p>
              </table:table-cell>
              <table:table-cell office:value-type="float" office:value="110.6">
                <text:p>110.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">
                <text:p>471000</text:p>
              </table:table-cell>
              <table:table-cell office:value-type="float" office:value="111.2">
                <text:p>111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">
                <text:p>472000</text:p>
              </table:table-cell>
              <table:table-cell office:value-type="float" office:value="111.4">
                <text:p>111.4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">
                <text:p>473000</text:p>
              </table:table-cell>
              <table:table-cell office:value-type="float" office:value="110">
                <text:p>1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">
                <text:p>474000</text:p>
              </table:table-cell>
              <table:table-cell office:value-type="float" office:value="111.2">
                <text:p>111.2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">
                <text:p>475000</text:p>
              </table:table-cell>
              <table:table-cell office:value-type="float" office:value="111.2">
                <text:p>111.2</text:p>
              </table:table-cell>
              <table:table-cell office:value-type="float" office:value="222.2">
                <text:p>222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">
                <text:p>476000</text:p>
              </table:table-cell>
              <table:table-cell office:value-type="float" office:value="112.4">
                <text:p>112.4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">
                <text:p>477000</text:p>
              </table:table-cell>
              <table:table-cell office:value-type="float" office:value="111.4">
                <text:p>111.4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">
                <text:p>478000</text:p>
              </table:table-cell>
              <table:table-cell office:value-type="float" office:value="112.2">
                <text:p>112.2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">
                <text:p>479000</text:p>
              </table:table-cell>
              <table:table-cell office:value-type="float" office:value="111.6">
                <text:p>111.6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">
                <text:p>480000</text:p>
              </table:table-cell>
              <table:table-cell office:value-type="float" office:value="113.8">
                <text:p>113.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">
                <text:p>481000</text:p>
              </table:table-cell>
              <table:table-cell office:value-type="float" office:value="111.2">
                <text:p>111.2</text:p>
              </table:table-cell>
              <table:table-cell office:value-type="float" office:value="223.6">
                <text:p>223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">
                <text:p>482000</text:p>
              </table:table-cell>
              <table:table-cell office:value-type="float" office:value="111.6">
                <text:p>111.6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">
                <text:p>483000</text:p>
              </table:table-cell>
              <table:table-cell office:value-type="float" office:value="115.6">
                <text:p>115.6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">
                <text:p>484000</text:p>
              </table:table-cell>
              <table:table-cell office:value-type="float" office:value="112.8">
                <text:p>112.8</text:p>
              </table:table-cell>
              <table:table-cell office:value-type="float" office:value="230.6">
                <text:p>230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">
                <text:p>485000</text:p>
              </table:table-cell>
              <table:table-cell office:value-type="float" office:value="114">
                <text:p>114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">
                <text:p>486000</text:p>
              </table:table-cell>
              <table:table-cell office:value-type="float" office:value="113.4">
                <text:p>113.4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">
                <text:p>487000</text:p>
              </table:table-cell>
              <table:table-cell office:value-type="float" office:value="116.6">
                <text:p>116.6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">
                <text:p>488000</text:p>
              </table:table-cell>
              <table:table-cell office:value-type="float" office:value="114.2">
                <text:p>114.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">
                <text:p>489000</text:p>
              </table:table-cell>
              <table:table-cell office:value-type="float" office:value="115.8">
                <text:p>115.8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">
                <text:p>490000</text:p>
              </table:table-cell>
              <table:table-cell office:value-type="float" office:value="114">
                <text:p>114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">
                <text:p>491000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">
                <text:p>492000</text:p>
              </table:table-cell>
              <table:table-cell office:value-type="float" office:value="115.8">
                <text:p>115.8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">
                <text:p>493000</text:p>
              </table:table-cell>
              <table:table-cell office:value-type="float" office:value="117.4">
                <text:p>117.4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">
                <text:p>494000</text:p>
              </table:table-cell>
              <table:table-cell office:value-type="float" office:value="115.4">
                <text:p>115.4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">
                <text:p>495000</text:p>
              </table:table-cell>
              <table:table-cell office:value-type="float" office:value="116.4">
                <text:p>116.4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">
                <text:p>496000</text:p>
              </table:table-cell>
              <table:table-cell office:value-type="float" office:value="114.6">
                <text:p>114.6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">
                <text:p>497000</text:p>
              </table:table-cell>
              <table:table-cell office:value-type="float" office:value="116.4">
                <text:p>116.4</text:p>
              </table:table-cell>
              <table:table-cell office:value-type="float" office:value="233.4">
                <text:p>233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">
                <text:p>498000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">
                <text:p>499000</text:p>
              </table:table-cell>
              <table:table-cell office:value-type="float" office:value="115.8">
                <text:p>115.8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0">
                <text:p>500000</text:p>
              </table:table-cell>
              <table:table-cell office:value-type="float" office:value="114.6">
                <text:p>114.6</text:p>
              </table:table-cell>
              <table:table-cell office:value-type="float" office:value="236.4">
                <text:p>23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